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ode">
      <style:text-properties fo:font-style="normal" fo:font-weight="normal" style:font-style-asian="normal" style:font-weight-asian="normal" style:font-style-complex="normal" style:font-weight-complex="normal"/>
    </style:style>
    <style:style style:name="P2" style:family="paragraph" style:parent-style-name="Code">
      <style:text-properties fo:font-style="normal" fo:font-weight="normal" style:font-style-asian="normal" style:font-weight-asian="normal" style:font-style-complex="normal" style:font-weight-complex="normal"/>
    </style:style>
    <style:style style:name="P3" style:family="paragraph" style:parent-style-name="Code">
      <style:text-properties fo:font-weight="normal" style:font-weight-asian="normal" style:font-weight-complex="normal"/>
    </style:style>
    <style:style style:name="P4" style:family="paragraph" style:parent-style-name="Heading_20_2">
      <style:text-properties fo:font-weight="bold" style:font-weight-asian="bold" style:font-weight-complex="bold"/>
    </style:style>
    <style:style style:name="P5" style:family="paragraph" style:parent-style-name="Heading_20_2">
      <style:text-properties fo:font-style="normal" style:font-style-asian="normal" style:font-style-complex="normal"/>
    </style:style>
    <style:style style:name="P6" style:family="paragraph" style:parent-style-name="Heading_20_2">
      <style:text-properties fo:font-style="normal" fo:font-weight="bold" style:font-style-asian="normal" style:font-weight-asian="bold" style:font-style-complex="normal" style:font-weight-complex="bold"/>
    </style:style>
    <style:style style:name="P7" style:family="paragraph" style:parent-style-name="Body_20_Text_20_First">
      <style:text-properties fo:font-weight="bold" style:font-weight-asian="bold" style:font-weight-complex="bold"/>
    </style:style>
    <style:style style:name="P8" style:family="paragraph" style:parent-style-name="Body_20_Text_20_First">
      <style:text-properties fo:font-style="normal" fo:font-weight="normal" style:font-style-asian="normal" style:font-weight-asian="normal" style:font-style-complex="normal" style:font-weight-complex="normal"/>
    </style:style>
    <style:style style:name="P9" style:family="paragraph" style:parent-style-name="Code_20_Caption">
      <style:text-properties fo:font-style="italic" style:font-style-asian="italic" style:font-style-complex="italic"/>
    </style:style>
    <style:style style:name="P10" style:family="paragraph" style:parent-style-name="Body_20_Text">
      <style:text-properties fo:font-weight="normal" style:font-weight-asian="normal" style:font-weight-complex="normal"/>
    </style:style>
    <style:style style:name="P11" style:family="paragraph" style:parent-style-name="Body_20_Text">
      <style:text-properties fo:font-weight="bold" style:font-weight-asian="bold" style:font-weight-complex="bold"/>
    </style:style>
    <style:style style:name="P12" style:family="paragraph" style:parent-style-name="Body_20_Text">
      <style:text-properties fo:font-style="normal" fo:font-weight="normal" style:font-style-asian="normal" style:font-weight-asian="normal" style:font-style-complex="normal" style:font-weight-complex="normal"/>
    </style:style>
    <style:style style:name="P13" style:family="paragraph" style:parent-style-name="Body_20_Text_20_Cont">
      <style:text-properties fo:font-style="normal" style:font-style-asian="normal" style:font-style-complex="normal"/>
    </style:style>
    <style:style style:name="P14" style:family="paragraph" style:parent-style-name="Body_20_Text_20_Cont">
      <style:text-properties fo:font-style="normal" fo:font-weight="bold" style:font-style-asian="normal" style:font-weight-asian="bold" style:font-style-complex="normal" style:font-weight-complex="bold"/>
    </style:style>
    <style:style style:name="P15" style:family="paragraph" style:parent-style-name="Body_20_Text_20_Cont">
      <style:text-properties fo:font-style="normal" fo:font-weight="normal" style:font-style-asian="normal" style:font-weight-asian="normal" style:font-style-complex="normal" style:font-weight-complex="normal"/>
    </style:style>
    <style:style style:name="P16" style:family="paragraph" style:parent-style-name="Code_20_First">
      <style:text-properties fo:font-style="normal" style:font-style-asian="normal" style:font-style-complex="normal"/>
    </style:style>
    <style:style style:name="P17" style:family="paragraph" style:parent-style-name="Code_20_First">
      <style:text-properties fo:font-style="normal" fo:font-weight="normal" style:font-style-asian="normal" style:font-weight-asian="normal" style:font-style-complex="normal" style:font-weight-complex="normal"/>
    </style:style>
    <style:style style:name="P18" style:family="paragraph" style:parent-style-name="Code_20_Last">
      <style:text-properties fo:font-style="normal" style:font-style-asian="normal" style:font-style-complex="normal"/>
    </style:style>
    <style:style style:name="P19" style:family="paragraph" style:parent-style-name="Code_20_Last">
      <style:text-properties fo:font-style="normal" fo:font-weight="normal" style:font-style-asian="normal" style:font-weight-asian="normal" style:font-style-complex="normal" style:font-weight-complex="normal"/>
    </style:style>
    <style:style style:name="P20" style:family="paragraph" style:parent-style-name="Code_20_Last">
      <style:text-properties fo:font-weight="normal" style:font-weight-asian="normal" style:font-weight-complex="normal"/>
    </style:style>
    <style:style style:name="P21" style:family="paragraph" style:parent-style-name="Code">
      <style:text-properties fo:font-style="normal" fo:font-weight="normal" style:font-style-asian="normal" style:font-weight-asian="normal" style:font-style-complex="normal" style:font-weight-complex="normal"/>
    </style:style>
    <style:style style:name="P22" style:family="paragraph" style:parent-style-name="Chapter_20_Number" style:master-page-name="Standard">
      <style:paragraph-properties style:page-number="auto"/>
    </style:style>
    <style:style style:name="T1" style:family="text"/>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b 58%"/>
    </style:style>
    <style:style style:name="T10" style:family="text">
      <style:text-properties style:text-position="sub 58%" fo:background-color="transparent"/>
    </style:style>
    <number:number-style style:name="N0">
      <number:number number:min-integer-digits="1"/>
    </number:number-style>
  </office:automatic-styles>
  <office:body>
    <office:text text:use-soft-page-breaks="true">
      <office:forms form:automatic-focus="false" form:apply-design-mode="false"/>
      <text:tracked-changes>
        <text:changed-region text:id="ct163846536">
          <text:insertion>
            <office:change-info>
              <dc:creator>Ray Lischner</dc:creator>
              <dc:date>2008-10-04T09:48:00</dc:date>
            </office:change-info>
          </text:insertion>
        </text:changed-region>
        <text:changed-region text:id="ct140881800">
          <text:insertion>
            <office:change-info>
              <dc:creator>Ray Lischner</dc:creator>
              <dc:date>2008-10-04T09:49:00</dc:date>
            </office:change-info>
          </text:insertion>
        </text:changed-region>
        <text:changed-region text:id="ct152125408">
          <text:insertion>
            <office:change-info>
              <dc:creator>Ray Lischner</dc:creator>
              <dc:date>2008-10-04T09:50:00</dc:date>
            </office:change-info>
          </text:insertion>
        </text:changed-region>
        <text:changed-region text:id="ct165223416">
          <text:deletion>
            <office:change-info>
              <dc:creator>Ray Lischner</dc:creator>
              <dc:date>2008-10-04T09:50:00</dc:date>
            </office:change-info>
            <text:p text:style-name="Body_20_Text_20_Cont">I</text:p>
          </text:deletion>
        </text:changed-region>
        <text:changed-region text:id="ct168309424">
          <text:insertion>
            <office:change-info>
              <dc:creator>Ray Lischner</dc:creator>
              <dc:date>2008-10-04T09:50:00</dc:date>
            </office:change-info>
          </text:insertion>
        </text:changed-region>
        <text:changed-region text:id="ct144103040">
          <text:insertion>
            <office:change-info>
              <dc:creator>Ray Lischner</dc:creator>
              <dc:date>2008-10-04T09:48:00</dc:date>
            </office:change-info>
          </text:insertion>
        </text:changed-region>
        <text:changed-region text:id="ct165453168">
          <text:insertion>
            <office:change-info>
              <dc:creator>Ray Lischner</dc:creator>
              <dc:date>2008-10-04T09:51:00</dc:date>
            </office:change-info>
          </text:insertion>
        </text:changed-region>
        <text:changed-region text:id="ct157001680">
          <text:deletion>
            <office:change-info>
              <dc:creator>Ray Lischner</dc:creator>
              <dc:date>2008-10-04T09:52:00</dc:date>
            </office:change-info>
            <text:p text:style-name="Body_20_Text">. <office:annotation><dc:creator>Matthew Moodie</dc:creator><dc:date>2008-10-01T00:00:00</dc:date><text:p>Didn't you just say this in the previous sentence?</text:p></office:annotation>Each literal has a unique value for a particular type, and the compiler implicitly converts enumerated values to their corresponding integer values</text:p>
          </text:deletion>
        </text:changed-region>
        <text:changed-region text:id="ct169055080">
          <text:insertion>
            <office:change-info>
              <dc:creator>Ray Lischner</dc:creator>
              <dc:date>2008-10-04T09:53:00</dc:date>
            </office:change-info>
          </text:insertion>
        </text:changed-region>
        <text:changed-region text:id="ct162579472">
          <text:deletion>
            <office:change-info>
              <dc:creator>Ray Lischner</dc:creator>
              <dc:date>2008-10-04T09:53:00</dc:date>
            </office:change-info>
            <text:p text:style-name="Body_20_Text_20_Cont"><text:span text:style-name="Code_20_Inline">static_cast&lt;&gt;</text:span></text:p>
          </text:deletion>
        </text:changed-region>
        <text:changed-region text:id="ct165450400">
          <text:deletion>
            <office:change-info>
              <dc:creator>Ray Lischner</dc:creator>
              <dc:date>2008-10-04T09:53:00</dc:date>
            </office:change-info>
            <text:p text:style-name="Body_20_Text_20_Cont">an</text:p>
          </text:deletion>
        </text:changed-region>
        <text:changed-region text:id="ct164117488">
          <text:insertion>
            <office:change-info>
              <dc:creator>Ray Lischner</dc:creator>
              <dc:date>2008-10-04T09:53:00</dc:date>
            </office:change-info>
          </text:insertion>
        </text:changed-region>
        <text:changed-region text:id="ct172528480">
          <text:deletion>
            <office:change-info>
              <dc:creator>Ray Lischner</dc:creator>
              <dc:date>2008-10-04T09:53:00</dc:date>
            </office:change-info>
            <text:p text:style-name="Code_20_Last">static_cast&lt;</text:p>
          </text:deletion>
        </text:changed-region>
        <text:changed-region text:id="ct142922248">
          <text:deletion>
            <office:change-info>
              <dc:creator>Ray Lischner</dc:creator>
              <dc:date>2008-10-04T09:53:00</dc:date>
            </office:change-info>
            <text:p text:style-name="Code_20_Last">&gt;</text:p>
          </text:deletion>
        </text:changed-region>
        <text:changed-region text:id="ct151577424">
          <text:insertion>
            <office:change-info>
              <dc:creator>Ray Lischner</dc:creator>
              <dc:date>2008-10-04T09:53:00</dc:date>
            </office:change-info>
          </text:insertion>
        </text:changed-region>
        <text:changed-region text:id="ct167494296">
          <text:insertion>
            <office:change-info>
              <dc:creator>Ray Lischner</dc:creator>
              <dc:date>2008-10-04T09:54:00</dc:date>
            </office:change-info>
          </text:insertion>
        </text:changed-region>
        <text:changed-region text:id="ct173185856">
          <text:deletion>
            <office:change-info>
              <dc:creator>Ray Lischner</dc:creator>
              <dc:date>2008-10-05T11:50:00</dc:date>
            </office:change-info>
            <text:p text:style-name="Body_20_Text_20_Cont">, such as a map</text:p>
          </text:deletion>
        </text:changed-region>
        <text:changed-region text:id="ct165082008">
          <text:deletion>
            <office:change-info>
              <dc:creator>Ray Lischner</dc:creator>
              <dc:date>2008-10-05T11:50:00</dc:date>
            </office:change-info>
            <text:p text:style-name="Body_20_Text_20_Cont">You need to populate the map manually.</text:p>
          </text:deletion>
        </text:changed-region>
        <text:changed-region text:id="ct175053224">
          <text:insertion>
            <office:change-info>
              <dc:creator>Ray Lischner</dc:creator>
              <dc:date>2008-10-04T09:54:00</dc:date>
            </office:change-info>
          </text:insertion>
        </text:changed-region>
        <text:changed-region text:id="ct160214008">
          <text:insertion>
            <office:change-info>
              <dc:creator>Ray Lischner</dc:creator>
              <dc:date>2008-10-04T09:55:00</dc:date>
            </office:change-info>
          </text:insertion>
        </text:changed-region>
        <text:changed-region text:id="ct163580760">
          <text:insertion>
            <office:change-info>
              <dc:creator>Matthew Moodie</dc:creator>
              <dc:date>2008-10-01T17:37:00</dc:date>
            </office:change-info>
          </text:insertion>
        </text:changed-region>
        <text:changed-region text:id="ct156892696">
          <text:deletion>
            <office:change-info>
              <dc:creator>Matthew Moodie</dc:creator>
              <dc:date>2008-10-01T17:37:00</dc:date>
            </office:change-info>
            <text:p text:style-name="Body_20_Text">D</text:p>
          </text:deletion>
        </text:changed-region>
        <text:changed-region text:id="ct165121400">
          <text:insertion>
            <office:change-info>
              <dc:creator>Matthew Moodie</dc:creator>
              <dc:date>2008-10-01T17:37:00</dc:date>
            </office:change-info>
          </text:insertion>
        </text:changed-region>
        <text:changed-region text:id="ct140998568">
          <text:insertion>
            <office:change-info>
              <dc:creator>Ray Lischner</dc:creator>
              <dc:date>2008-10-05T11:51:00</dc:date>
            </office:change-info>
          </text:insertion>
        </text:changed-region>
        <text:changed-region text:id="ct168807864">
          <text:insertion>
            <office:change-info>
              <dc:creator>Ray Lischner</dc:creator>
              <dc:date>2008-10-05T11:52:00</dc:date>
            </office:change-info>
          </text:insertion>
        </text:changed-region>
        <text:changed-region text:id="ct175237336">
          <text:insertion>
            <office:change-info>
              <dc:creator>Ray Lischner</dc:creator>
              <dc:date>2008-10-03T22:48:00</dc:date>
            </office:change-info>
          </text:insertion>
        </text:changed-region>
        <text:changed-region text:id="ct173361400">
          <text:deletion>
            <office:change-info>
              <dc:creator>Ray Lischner</dc:creator>
              <dc:date>2008-10-03T22:48:00</dc:date>
            </office:change-info>
            <text:p text:style-name="Code"/>
            <text:p text:style-name="Code_20_Last"><text:s text:c="21"/></text:p>
          </text:deletion>
        </text:changed-region>
        <text:changed-region text:id="ct159669048">
          <text:insertion>
            <office:change-info>
              <dc:creator>Ray Lischner</dc:creator>
              <dc:date>2008-10-03T22:48:00</dc:date>
            </office:change-info>
          </text:insertion>
        </text:changed-region>
        <text:changed-region text:id="ct156967656">
          <text:insertion>
            <office:change-info>
              <dc:creator>Ray Lischner</dc:creator>
              <dc:date>2008-10-04T09:57:00</dc:date>
            </office:change-info>
          </text:insertion>
        </text:changed-region>
        <text:changed-region text:id="ct155330064">
          <text:insertion>
            <office:change-info>
              <dc:creator>Ray Lischner</dc:creator>
              <dc:date>2008-10-04T09:57:00</dc:date>
            </office:change-info>
          </text:insertion>
        </text:changed-region>
        <text:changed-region text:id="ct142416528">
          <text:deletion>
            <office:change-info>
              <dc:creator>Ray Lischner</dc:creator>
              <dc:date>2008-10-05T11:52:00</dc:date>
            </office:change-info>
            <text:p text:style-name="Body_20_Text_20_Cont"><text:span text:style-name="Code_20_Inline">static_cast&lt;</text:span></text:p>
          </text:deletion>
        </text:changed-region>
        <text:changed-region text:id="ct-1490370184">
          <text:deletion>
            <office:change-info>
              <dc:creator>Ray Lischner</dc:creator>
              <dc:date>2008-10-05T11:52:00</dc:date>
            </office:change-info>
            <text:p text:style-name="Body_20_Text_20_Cont"><text:span text:style-name="Code_20_Inline">&gt;</text:span></text:p>
          </text:deletion>
        </text:changed-region>
        <text:changed-region text:id="ct165458008">
          <text:deletion>
            <office:change-info>
              <dc:creator>Ray Lischner</dc:creator>
              <dc:date>2008-10-05T11:52:00</dc:date>
            </office:change-info>
            <text:p text:style-name="Body_20_Text_20_Cont"><text:span text:style-name="Code_20_Inline">static_cast&lt;</text:span></text:p>
          </text:deletion>
        </text:changed-region>
        <text:changed-region text:id="ct-1491010424">
          <text:deletion>
            <office:change-info>
              <dc:creator>Ray Lischner</dc:creator>
              <dc:date>2008-10-05T11:52:00</dc:date>
            </office:change-info>
            <text:p text:style-name="Body_20_Text_20_Cont"><text:span text:style-name="Code_20_Inline">&gt;</text:span></text:p>
          </text:deletion>
        </text:changed-region>
        <text:changed-region text:id="ct173182816">
          <text:deletion>
            <office:change-info>
              <dc:creator>Ray Lischner</dc:creator>
              <dc:date>2008-10-05T11:53:00</dc:date>
            </office:change-info>
            <text:p text:style-name="Body_20_Text_20_Cont"><text:span text:style-name="Code_20_Inline">)</text:span></text:p>
          </text:deletion>
        </text:changed-region>
        <text:changed-region text:id="ct-1428308616">
          <text:insertion>
            <office:change-info>
              <dc:creator>Ray Lischner</dc:creator>
              <dc:date>2008-10-05T11:53:00</dc:date>
            </office:change-info>
          </text:insertion>
        </text:changed-region>
        <text:changed-region text:id="ct168025040">
          <text:deletion>
            <office:change-info>
              <dc:creator>Ray Lischner</dc:creator>
              <dc:date>2008-10-04T09:58:00</dc:date>
            </office:change-info>
            <text:p text:style-name="Body_20_Text">signed</text:p>
          </text:deletion>
        </text:changed-region>
        <text:changed-region text:id="ct151301208">
          <text:insertion>
            <office:change-info>
              <dc:creator>Ray Lischner</dc:creator>
              <dc:date>2008-10-04T09:58:00</dc:date>
            </office:change-info>
          </text:insertion>
        </text:changed-region>
        <text:changed-region text:id="ct175630536">
          <text:insertion>
            <office:change-info>
              <dc:creator>Ray Lischner</dc:creator>
              <dc:date>2008-10-05T11:53:00</dc:date>
            </office:change-info>
          </text:insertion>
        </text:changed-region>
        <text:changed-region text:id="ct155775936">
          <text:insertion>
            <office:change-info>
              <dc:creator>Ray Lischner</dc:creator>
              <dc:date>2008-10-04T10:04:00</dc:date>
            </office:change-info>
          </text:insertion>
        </text:changed-region>
        <text:changed-region text:id="ct155004928">
          <text:insertion>
            <office:change-info>
              <dc:creator>Ray Lischner</dc:creator>
              <dc:date>2008-10-04T10:07:00</dc:date>
            </office:change-info>
          </text:insertion>
        </text:changed-region>
        <text:changed-region text:id="ct166651752">
          <text:insertion>
            <office:change-info>
              <dc:creator>Ray Lischner</dc:creator>
              <dc:date>2008-10-04T10:06:00</dc:date>
            </office:change-info>
          </text:insertion>
        </text:changed-region>
        <text:changed-region text:id="ct146540928">
          <text:insertion>
            <office:change-info>
              <dc:creator>Ray Lischner</dc:creator>
              <dc:date>2008-10-04T10:07:00</dc:date>
            </office:change-info>
          </text:insertion>
        </text:changed-region>
        <text:changed-region text:id="ct175692688">
          <text:deletion>
            <office:change-info>
              <dc:creator>Ray Lischner</dc:creator>
              <dc:date>2008-10-04T10:09:00</dc:date>
            </office:change-info>
            <text:p text:style-name="Code">, pascal</text:p>
          </text:deletion>
        </text:changed-region>
        <text:changed-region text:id="ct142379088">
          <text:deletion>
            <office:change-info>
              <dc:creator>Ray Lischner</dc:creator>
              <dc:date>2008-10-04T10:14:00</dc:date>
            </office:change-info>
            <text:p text:style-name="Code_20_First">static_cast&lt;</text:p>
          </text:deletion>
        </text:changed-region>
        <text:changed-region text:id="ct155244248">
          <text:insertion>
            <office:change-info>
              <dc:creator>Ray Lischner</dc:creator>
              <dc:date>2008-10-04T10:14:00</dc:date>
            </office:change-info>
          </text:insertion>
        </text:changed-region>
        <text:changed-region text:id="ct156799176">
          <text:deletion>
            <office:change-info>
              <dc:creator>Ray Lischner</dc:creator>
              <dc:date>2008-10-04T10:14:00</dc:date>
            </office:change-info>
            <text:p text:style-name="Code_20_First">&gt;</text:p>
          </text:deletion>
        </text:changed-region>
        <text:changed-region text:id="ct157621576">
          <text:insertion>
            <office:change-info>
              <dc:creator>Ray Lischner</dc:creator>
              <dc:date>2008-10-04T10:14:00</dc:date>
            </office:change-info>
          </text:insertion>
        </text:changed-region>
        <text:changed-region text:id="ct140804128">
          <text:deletion>
            <office:change-info>
              <dc:creator>Ray Lischner</dc:creator>
              <dc:date>2008-10-04T10:14:00</dc:date>
            </office:change-info>
            <text:p text:style-name="Body_20_Text_20_Cont"><text:span text:style-name="Code_20_Inline">static_cast&lt;&gt;</text:span></text:p>
          </text:deletion>
        </text:changed-region>
        <text:changed-region text:id="ct163086296">
          <text:insertion>
            <office:change-info>
              <dc:creator>Ray Lischner</dc:creator>
              <dc:date>2008-10-04T10:15:00</dc:date>
            </office:change-info>
          </text:insertion>
        </text:changed-region>
        <text:changed-region text:id="ct157080552">
          <text:deletion>
            <office:change-info>
              <dc:creator>Ray Lischner</dc:creator>
              <dc:date>2008-10-03T22:48:00</dc:date>
            </office:change-info>
            <text:p text:style-name="Code">pascal, </text:p>
          </text:deletion>
        </text:changed-region>
        <text:changed-region text:id="ct142133912">
          <text:deletion>
            <office:change-info>
              <dc:creator>Ray Lischner</dc:creator>
              <dc:date>2008-10-03T22:48:00</dc:date>
            </office:change-info>
            <text:p text:style-name="Code">pascal</text:p>
          </text:deletion>
        </text:changed-region>
        <text:changed-region text:id="ct172987264">
          <text:insertion>
            <office:change-info>
              <dc:creator>Ray Lischner</dc:creator>
              <dc:date>2008-10-03T22:48:00</dc:date>
            </office:change-info>
          </text:insertion>
        </text:changed-region>
        <text:changed-region text:id="ct140760640">
          <text:deletion>
            <office:change-info>
              <dc:creator>Ray Lischner</dc:creator>
              <dc:date>2008-10-04T10:14:00</dc:date>
            </office:change-info>
            <text:p text:style-name="Code">static_cast&lt;</text:p>
          </text:deletion>
        </text:changed-region>
        <text:changed-region text:id="ct166474200">
          <text:deletion>
            <office:change-info>
              <dc:creator>Ray Lischner</dc:creator>
              <dc:date>2008-10-04T10:14:00</dc:date>
            </office:change-info>
            <text:p text:style-name="Code">&gt;</text:p>
          </text:deletion>
        </text:changed-region>
        <text:changed-region text:id="ct164713152">
          <text:insertion>
            <office:change-info>
              <dc:creator>Ray Lischner</dc:creator>
              <dc:date>2008-10-04T10:15:00</dc:date>
            </office:change-info>
          </text:insertion>
        </text:changed-region>
        <text:changed-region text:id="ct157837576">
          <text:deletion>
            <office:change-info>
              <dc:creator>Ray Lischner</dc:creator>
              <dc:date>2008-10-04T10:15:00</dc:date>
            </office:change-info>
            <text:p text:style-name="Body_20_Text_20_First"><text:span text:style-name="Code_20_Inline">pascal</text:span></text:p>
          </text:deletion>
        </text:changed-region>
        <text:changed-region text:id="ct155241992">
          <text:insertion>
            <office:change-info>
              <dc:creator>Ray Lischner</dc:creator>
              <dc:date>2008-10-04T10:15:00</dc:date>
            </office:change-info>
          </text:insertion>
        </text:changed-region>
        <text:changed-region text:id="ct151598288">
          <text:format-change>
            <office:change-info>
              <dc:creator>Ray Lischner</dc:creator>
              <dc:date>2008-10-04T10:16:00</dc:date>
            </office:change-info>
          </text:format-change>
        </text:changed-region>
        <text:changed-region text:id="ct142930856">
          <text:format-change>
            <office:change-info>
              <dc:creator>Ray Lischner</dc:creator>
              <dc:date>2008-10-04T10:16:00</dc:date>
            </office:change-info>
          </text:format-change>
        </text:changed-region>
        <text:changed-region text:id="ct155710784">
          <text:deletion>
            <office:change-info>
              <dc:creator>Ray Lischner</dc:creator>
              <dc:date>2008-10-03T22:49:00</dc:date>
            </office:change-info>
            <text:p text:style-name="Code">pascal, </text:p>
          </text:deletion>
        </text:changed-region>
        <text:changed-region text:id="ct155951632">
          <text:deletion>
            <office:change-info>
              <dc:creator>Ray Lischner</dc:creator>
              <dc:date>2008-10-03T22:49:00</dc:date>
            </office:change-info>
            <text:p text:style-name="Code">pascal</text:p>
          </text:deletion>
        </text:changed-region>
        <text:changed-region text:id="ct160659208">
          <text:insertion>
            <office:change-info>
              <dc:creator>Ray Lischner</dc:creator>
              <dc:date>2008-10-03T22:49:00</dc:date>
            </office:change-info>
          </text:insertion>
        </text:changed-region>
        <text:changed-region text:id="ct151314272">
          <text:insertion>
            <office:change-info>
              <dc:creator>Ray Lischner</dc:creator>
              <dc:date>2008-10-04T10:17:00</dc:date>
            </office:change-info>
          </text:insertion>
        </text:changed-region>
        <text:changed-region text:id="ct159773424">
          <text:deletion>
            <office:change-info>
              <dc:creator>Ray Lischner</dc:creator>
              <dc:date>2008-10-04T10:17:00</dc:date>
            </office:change-info>
            <text:p text:style-name="Code">static_cast&lt;</text:p>
          </text:deletion>
        </text:changed-region>
        <text:changed-region text:id="ct157220904">
          <text:deletion>
            <office:change-info>
              <dc:creator>Ray Lischner</dc:creator>
              <dc:date>2008-10-04T10:17:00</dc:date>
            </office:change-info>
            <text:p text:style-name="Code">&gt;</text:p>
          </text:deletion>
        </text:changed-region>
        <text:changed-region text:id="ct175169720">
          <text:deletion>
            <office:change-info>
              <dc:creator>Ray Lischner</dc:creator>
              <dc:date>2008-10-04T10:17:00</dc:date>
            </office:change-info>
            <text:p text:style-name="Code">static_cast&lt;</text:p>
          </text:deletion>
        </text:changed-region>
        <text:changed-region text:id="ct142891672">
          <text:deletion>
            <office:change-info>
              <dc:creator>Ray Lischner</dc:creator>
              <dc:date>2008-10-04T10:17:00</dc:date>
            </office:change-info>
            <text:p text:style-name="Code">&gt;</text:p>
          </text:deletion>
        </text:changed-region>
        <text:changed-region text:id="ct161119656">
          <text:deletion>
            <office:change-info>
              <dc:creator>Ray Lischner</dc:creator>
              <dc:date>2008-10-03T22:49:00</dc:date>
            </office:change-info>
            <text:p text:style-name="Code"><text:s/>pascal,</text:p>
          </text:deletion>
        </text:changed-region>
        <text:changed-region text:id="ct156822024">
          <text:deletion>
            <office:change-info>
              <dc:creator>Ray Lischner</dc:creator>
              <dc:date>2008-10-03T22:49:00</dc:date>
            </office:change-info>
            <text:p text:style-name="Code">pascal</text:p>
          </text:deletion>
        </text:changed-region>
        <text:changed-region text:id="ct160867600">
          <text:insertion>
            <office:change-info>
              <dc:creator>Ray Lischner</dc:creator>
              <dc:date>2008-10-03T22:49:00</dc:date>
            </office:change-info>
          </text:insertion>
        </text:changed-region>
        <text:changed-region text:id="ct157786592">
          <text:deletion>
            <office:change-info>
              <dc:creator>Ray Lischner</dc:creator>
              <dc:date>2008-10-04T12:54:00</dc:date>
            </office:change-info>
            <text:p text:style-name="Code">static_cast&lt;</text:p>
          </text:deletion>
        </text:changed-region>
        <text:changed-region text:id="ct143151672">
          <text:deletion>
            <office:change-info>
              <dc:creator>Ray Lischner</dc:creator>
              <dc:date>2008-10-04T12:54:00</dc:date>
            </office:change-info>
            <text:p text:style-name="Code">&gt;</text:p>
          </text:deletion>
        </text:changed-region>
        <text:changed-region text:id="ct160608496">
          <text:deletion>
            <office:change-info>
              <dc:creator>Ray Lischner</dc:creator>
              <dc:date>2008-10-04T12:54:00</dc:date>
            </office:change-info>
            <text:p text:style-name="Code">static_cast&lt;</text:p>
          </text:deletion>
        </text:changed-region>
        <text:changed-region text:id="ct173009968">
          <text:deletion>
            <office:change-info>
              <dc:creator>Ray Lischner</dc:creator>
              <dc:date>2008-10-04T12:54:00</dc:date>
            </office:change-info>
            <text:p text:style-name="Code">&gt;</text:p>
          </text:deletion>
        </text:changed-region>
        <text:changed-region text:id="ct160619056">
          <text:insertion>
            <office:change-info>
              <dc:creator>Ray Lischner</dc:creator>
              <dc:date>2008-10-03T22:50:00</dc:date>
            </office:change-info>
          </text:insertion>
        </text:changed-region>
        <text:changed-region text:id="ct160786256">
          <text:deletion>
            <office:change-info>
              <dc:creator>Ray Lischner</dc:creator>
              <dc:date>2008-10-03T22:50:00</dc:date>
            </office:change-info>
            <text:p text:style-name="Code"><text:s/>// pre-allocate the vector, so it’s easier to fill</text:p>
          </text:deletion>
        </text:changed-region>
        <text:changed-region text:id="ct166859232">
          <text:deletion>
            <office:change-info>
              <dc:creator>Ray Lischner</dc:creator>
              <dc:date>2008-10-03T22:50:00</dc:date>
            </office:change-info>
            <text:p text:style-name="Code"><text:s text:c="6"/>store("pascal", pascal);</text:p>
            <text:p text:style-name="Code"/>
          </text:deletion>
        </text:changed-region>
        <text:changed-region text:id="ct154676944">
          <text:insertion>
            <office:change-info>
              <dc:creator>Ray Lischner</dc:creator>
              <dc:date>2008-10-04T12:58:00</dc:date>
            </office:change-info>
          </text:insertion>
        </text:changed-region>
        <text:changed-region text:id="ct175059312">
          <text:insertion>
            <office:change-info>
              <dc:creator>Ray Lischner</dc:creator>
              <dc:date>2008-10-04T12:58:00</dc:date>
            </office:change-info>
          </text:insertion>
        </text:changed-region>
        <text:changed-region text:id="ct175696048">
          <text:format-change>
            <office:change-info>
              <dc:creator>Ray Lischner</dc:creator>
              <dc:date>2008-10-05T11:59:00</dc:date>
            </office:change-info>
          </text:format-change>
        </text:changed-region>
        <text:changed-region text:id="ct156895336">
          <text:deletion>
            <office:change-info>
              <dc:creator>Ray Lischner</dc:creator>
              <dc:date>2008-10-03T22:50:00</dc:date>
            </office:change-info>
            <text:p text:style-name="Code">pascal, </text:p>
          </text:deletion>
        </text:changed-region>
        <text:changed-region text:id="ct153909472">
          <text:deletion>
            <office:change-info>
              <dc:creator>Ray Lischner</dc:creator>
              <dc:date>2008-10-03T22:50:00</dc:date>
            </office:change-info>
            <text:p text:style-name="Code">pascal</text:p>
          </text:deletion>
        </text:changed-region>
        <text:changed-region text:id="ct151498808">
          <text:insertion>
            <office:change-info>
              <dc:creator>Ray Lischner</dc:creator>
              <dc:date>2008-10-03T22:50:00</dc:date>
            </office:change-info>
          </text:insertion>
        </text:changed-region>
        <text:changed-region text:id="ct173109920">
          <text:deletion>
            <office:change-info>
              <dc:creator>Ray Lischner</dc:creator>
              <dc:date>2008-10-04T12:56:00</dc:date>
            </office:change-info>
            <text:p text:style-name="Code">static_cast&lt;</text:p>
          </text:deletion>
        </text:changed-region>
        <text:changed-region text:id="ct161055120">
          <text:deletion>
            <office:change-info>
              <dc:creator>Ray Lischner</dc:creator>
              <dc:date>2008-10-04T12:56:00</dc:date>
            </office:change-info>
            <text:p text:style-name="Code">&gt;</text:p>
          </text:deletion>
        </text:changed-region>
        <text:changed-region text:id="ct163287840">
          <text:deletion>
            <office:change-info>
              <dc:creator>Ray Lischner</dc:creator>
              <dc:date>2008-10-04T12:56:00</dc:date>
            </office:change-info>
            <text:p text:style-name="Code">static_cast&lt;</text:p>
          </text:deletion>
        </text:changed-region>
        <text:changed-region text:id="ct165273648">
          <text:deletion>
            <office:change-info>
              <dc:creator>Ray Lischner</dc:creator>
              <dc:date>2008-10-04T12:56:00</dc:date>
            </office:change-info>
            <text:p text:style-name="Code">&gt;</text:p>
          </text:deletion>
        </text:changed-region>
        <text:changed-region text:id="ct159656392">
          <text:insertion>
            <office:change-info>
              <dc:creator>Ray Lischner</dc:creator>
              <dc:date>2008-10-04T12:57:00</dc:date>
            </office:change-info>
          </text:insertion>
        </text:changed-region>
        <text:changed-region text:id="ct166749776">
          <text:insertion>
            <office:change-info>
              <dc:creator>Ray Lischner</dc:creator>
              <dc:date>2008-10-03T22:50:00</dc:date>
            </office:change-info>
          </text:insertion>
        </text:changed-region>
        <text:changed-region text:id="ct156896488">
          <text:insertion>
            <office:change-info>
              <dc:creator>Ray Lischner</dc:creator>
              <dc:date>2008-10-03T22:51:00</dc:date>
            </office:change-info>
          </text:insertion>
        </text:changed-region>
        <text:changed-region text:id="ct168348744">
          <text:deletion>
            <office:change-info>
              <dc:creator>Ray Lischner</dc:creator>
              <dc:date>2008-10-03T22:50:00</dc:date>
            </office:change-info>
            <text:p text:style-name="Code"><text:s/>// pre-allocate the vector, so it’s easier to fill</text:p>
          </text:deletion>
        </text:changed-region>
        <text:changed-region text:id="ct160693952">
          <text:deletion>
            <office:change-info>
              <dc:creator>Ray Lischner</dc:creator>
              <dc:date>2008-10-03T22:51:00</dc:date>
            </office:change-info>
            <text:p text:style-name="Code"><text:s text:c="6"/>store("pascal", pascal);</text:p>
            <text:p text:style-name="Code"/>
          </text:deletion>
        </text:changed-region>
        <text:changed-region text:id="ct157211304">
          <text:insertion>
            <office:change-info>
              <dc:creator>Ray Lischner</dc:creator>
              <dc:date>2008-10-04T12:58:00</dc:date>
            </office:change-info>
          </text:insertion>
        </text:changed-region>
        <text:changed-region text:id="ct162976776">
          <text:insertion>
            <office:change-info>
              <dc:creator>Ray Lischner</dc:creator>
              <dc:date>2008-10-04T12:59:00</dc:date>
            </office:change-info>
          </text:insertion>
        </text:changed-region>
        <text:changed-region text:id="ct159406552">
          <text:insertion>
            <office:change-info>
              <dc:creator>Ray Lischner</dc:creator>
              <dc:date>2008-10-04T13:00:00</dc:date>
            </office:change-info>
          </text:insertion>
        </text:changed-region>
        <text:changed-region text:id="ct162825952">
          <text:insertion>
            <office:change-info>
              <dc:creator>Ray Lischner</dc:creator>
              <dc:date>2008-10-05T12:00:00</dc:date>
            </office:change-info>
          </text:insertion>
        </text:changed-region>
        <text:changed-region text:id="ct155065168">
          <text:insertion>
            <office:change-info>
              <dc:creator>Ray Lischner</dc:creator>
              <dc:date>2008-10-04T13:35:00</dc:date>
            </office:change-info>
          </text:insertion>
        </text:changed-region>
        <text:changed-region text:id="ct157579480">
          <text:insertion>
            <office:change-info>
              <dc:creator>Ray Lischner</dc:creator>
              <dc:date>2008-10-04T13:36:00</dc:date>
            </office:change-info>
          </text:insertion>
        </text:changed-region>
        <text:changed-region text:id="ct155274984">
          <text:format-change>
            <office:change-info>
              <dc:creator>Ray Lischner</dc:creator>
              <dc:date>2008-10-04T13:36:00</dc:date>
            </office:change-info>
          </text:format-change>
        </text:changed-region>
        <text:changed-region text:id="ct142158864">
          <text:insertion>
            <office:change-info>
              <dc:creator>Ray Lischner</dc:creator>
              <dc:date>2008-10-03T22:51:00</dc:date>
            </office:change-info>
          </text:insertion>
        </text:changed-region>
        <text:changed-region text:id="ct151920984">
          <text:insertion>
            <office:change-info>
              <dc:creator>Ray Lischner</dc:creator>
              <dc:date>2008-10-03T22:51:00</dc:date>
            </office:change-info>
          </text:insertion>
        </text:changed-region>
        <text:changed-region text:id="ct142831096">
          <text:deletion>
            <office:change-info>
              <dc:creator>Ray Lischner</dc:creator>
              <dc:date>2008-10-03T22:52:00</dc:date>
            </office:change-info>
            <text:p text:style-name="P1">I don’t know that</text:p>
          </text:deletion>
        </text:changed-region>
        <text:changed-region text:id="ct175476200">
          <text:insertion>
            <office:change-info>
              <dc:creator>Ray Lischner</dc:creator>
              <dc:date>2008-10-03T22:52:00</dc:date>
            </office:change-info>
          </text:inser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xploration <text:variable-set text:name="chapter" office:value-type="float" office:value="62" style:data-style-name="N0">62</text:variable-set></text:p>
      <text:p text:style-name="Chapter_20_Title"><office:annotation><dc:creator>RL</dc:creator><dc:date>2008-09-16T00:00:00</dc:date><text:p>there is rather a lot of code wrapping in this chapter</text:p><text:p>including splitting string literals across </text:p><text:p>lines. This will need to be checked in the final</text:p><text:p>page proofs.</text:p><text:p/><text:p>---- FWG, 09/16/2008, 01:42 ----</text:p><text:p/><text:p>Fixed.</text:p><text:p/><text:p>---- RL, 10/04/2008, 09:47 ----</text:p><text:p/></office:annotation>Enumerations</text:p>
      <text:p text:style-name="Body_20_Text_20_First">The final mechanism for defining types in C++ is the <text:span text:style-name="Code_20_Inline">enum</text:span> keyword, short for enumeration. This exploration has two parts. The first part presents enumerations as you probably expect them to work; the second part presents how enumerations actually work. The differences might surprise you.</text:p>
      <text:p text:style-name="Heading_20_1">Ideal Enumerations</text:p>
      <text:p text:style-name="Body_20_Text_20_First">An enumerated type is a user-defined type that defines a set of identifiers as the values of the type. Define an enumerated type with the <text:span text:style-name="Code_20_Inline">enum</text:span> keyword, followed by the type name, followed by the enumerated literals in curly braces:</text:p>
      <text:p text:style-name="Code_20_First">enum color { black, red, green, yellow, blue, magenta, cyan, white };</text:p>
      <text:p text:style-name="Code">enum sign { negative, positive };</text:p>
      <text:p text:style-name="Code_20_Last">enum flags { boolalpha, showbase, showpoint, showpos, skipws };</text:p>
      <text:p text:style-name="Body_20_Text_20_Cont"><text:change-start text:change-id="ct163846536"/>An <text:span text:style-name="Code_20_Inline">enum </text:span>definition adds the names of all the enumerators to the <text:change-end text:change-id="ct163846536"/><text:change-start text:change-id="ct140881800"/>same scope that gets the <text:span text:style-name="Code_20_Inline">enum </text:span>type name. It does not create its own scope, a fact that some find surprising. Usually curly braces denote a scope, whether a local block, a namespace, a class, etc. In this case, the curly braces do not introduce a new scope, but simply delimit the enumerator names. <text:change-end text:change-id="ct140881800"/><text:change-start text:change-id="ct152125408"/>Therefore, <text:change-end text:change-id="ct152125408"/><text:change text:change-id="ct165223416"/><text:change-start text:change-id="ct168309424"/>i<text:change-end text:change-id="ct168309424"/>n a single scope, an identifier cannot be an element of more than one enumerated type. Thus, given the previous three enumerations, you could not also define the following enumeration:</text:p>
      <text:p text:style-name="Code_20_Single">enum primary { red, green, blue };<text:change-start text:change-id="ct144103040"/> // error when color also defines red, etc.<text:change-end text:change-id="ct144103040"/></text:p>
      <text:p text:style-name="Body_20_Text_20_Cont">Defining an enumerated type within a namespace or class definition is an easy way to avoid this kind of name conflict:</text:p>
      <text:p text:style-name="Code_20_First"><text:hidden-text text:condition="ooow:" text:string-value=".func" text:is-hidden="true"/>namespace color {</text:p>
      <text:p text:style-name="Code"><text:s text:c="3"/>enum t { black, red, green, yellow, blue, magenta, cyan, white };</text:p>
      <text:p text:style-name="Code">}</text:p>
      <text:p text:style-name="Code">namespace primary {</text:p>
      <text:p text:style-name="Code"><text:s text:c="2"/>enum t { red, green, blue };</text:p>
      <text:p text:style-name="Code">}</text:p>
      <text:p text:style-name="Code">color::t c(color::red);</text:p>
      <text:p text:style-name="Code_20_Last">primary::t p(primary::red);</text:p>
      <text:p text:style-name="Body_20_Text">Although some languages implement a mechanism for discovering the largest and smallest values of an enumeration, C++ does not.</text:p>
      <text:p text:style-name="Body_20_Text">The only value that you can assign to a variable of enumerated type is an expression of the same type, such as one of the literals of that type, another variable of the same type, or the result of a function that returns the enumerated type. In particular, you cannot assign an integer to an enumerated-type variable.</text:p>
      <text:p text:style-name="Body_20_Text">The compiler automatically converts enumerated-type values to integer values<text:change-start text:change-id="ct165453168"/> when it needs to<text:change-end text:change-id="ct165453168"/>. <text:change text:change-id="ct157001680"/>The first literal in a type definition has value zero; the next is one, and so on. For example, if you print an enumerated value <text:span text:style-name="Code_20_Inline">green</text:span>, what you actually see printed is <text:span text:style-name="Code_20_Inline">2</text:span>:</text:p>
      <text:p text:style-name="Code_20_First">color c(green);</text:p>
      <text:p text:style-name="Code_20_Last">std::cout &lt;&lt; c &lt;&lt; '\n';</text:p>
      <text:p text:style-name="Body_20_Text_20_Cont">Use <text:change-start text:change-id="ct169055080"/><text:s/>the type name as a constructor name, passing an integer argument<text:change-end text:change-id="ct169055080"/><text:change text:change-id="ct162579472"/> to convert <text:change text:change-id="ct165450400"/><text:change-start text:change-id="ct164117488"/>that<text:change-end text:change-id="ct164117488"/> integer to the corresponding enumerated-type value:</text:p>
      <text:p text:style-name="Code_20_First">color c;</text:p>
      <text:p text:style-name="Code_20_Last">c = <text:change text:change-id="ct172528480"/>color<text:change text:change-id="ct142922248"/>(3); // yellow</text:p>
      <text:p text:style-name="Body_20_Text_20_Cont"><text:change-start text:change-id="ct151577424"/>You can also use a <text:span text:style-name="Code_20_Inline">static_cast</text:span>:</text:p>
      <text:p text:style-name="Code_20_First"><text:change-end text:change-id="ct151577424"/><text:change-start text:change-id="ct167494296"/>color c;</text:p>
      <text:p text:style-name="Code_20_Last">c = static_cast&lt;color&gt;(3); // yellow</text:p>
      <text:p text:style-name="Body_20_Text_20_Cont"><text:change-end text:change-id="ct167494296"/><office:annotation><dc:creator>FWG</dc:creator><dc:date>2008-09-16T00:00:00</dc:date><text:p>this is the one place where I would consider</text:p><text:p>using a c-style cast as the use of static_cast</text:p><text:p>is cumbersome and is arguably overkill.</text:p><text:p>FG</text:p></office:annotation>There is no input operator for enumerations. If you want to be able to read an enumerated literal as a string, you need to implement your own mechanism to map strings to values<text:change text:change-id="ct173185856"/>. <text:change text:change-id="ct165082008"/><text:change-start text:change-id="ct175053224"/>Even though C++ can print enumerated values by converting them to integers, the reverse is not automatic for input. You cannot read an integer<text:change-end text:change-id="ct175053224"/><text:change-start text:change-id="ct160214008"/> into an <text:span text:style-name="Code_20_Inline">enum</text:span>-type variable. Instead, you can read an integer into an integer-type variable, check the value for validity, then convert the integer to the enumerated type, as described earlier. <text:change-end text:change-id="ct160214008"/></text:p>
      <text:p text:style-name="Body_20_Text">The increment and decrement operators are not defined for enumerated types. A common language feature in other languages are successor and predecessor operators for enumerated types. C++ does not offer these operators by default, but you are free to implement them yourself. You need to decide what to do at the limits of the type: throw an exception, stick at the end, or wrap back to the beginning.</text:p>
      <text:p text:style-name="Body_20_Text">Enumerated types have their uses, but in C++, they seem to be extremely limited. To understand why, you need to understand that this idealized view of enumerations is a lie. The next part of this exploration reveals the truth.</text:p>
      <text:p text:style-name="Heading_20_1">Enumerations as Bitmasks</text:p>
      <text:p text:style-name="Body_20_Text_20_First">An enumerated type defines an integer bitmask type, with a set of predefined mask values. Every enumerated type corresponds to one of the built-in primitives types; the exact type is implementation-defined.</text:p>
      <text:p text:style-name="Body_20_Text"><text:change-start text:change-id="ct163580760"/>You <text:change-end text:change-id="ct163580760"/><text:change text:change-id="ct156892696"/><text:change-start text:change-id="ct165121400"/>d<text:change-end text:change-id="ct165121400"/>efine an enumerated type with the <text:span text:style-name="Code_20_Inline">enum</text:span> keyword, the name of the enumerated type, and the literals in curly braces. A literal can be just a name, or a name, equal sign, and constant integer value. <text:change-start text:change-id="ct140998568"/>A value expression<text:change-end text:change-id="ct140998568"/><text:change-start text:change-id="ct168807864"/> can refer to enumerators that appear earlier in the same type. <text:change-end text:change-id="ct168807864"/>If you omit a value for a particular bitmask name, the compiler picks a value by adding one to the value of the preceding literal value. The implicit value of the first enumerator is zero. Thus,</text:p>
      <text:p text:style-name="Code_20_Single">enum color { black, red, green, yellow, blue, magenta, cyan, white };</text:p>
      <text:p text:style-name="Body_20_Text_20_Cont">and</text:p>
      <text:p text:style-name="Code_20_First">enum color { black, red = 1, green = 2, blue = 4, yellow = red+green,<text:change-start text:change-id="ct175237336"/></text:p>
      <text:p text:style-name="Code"><text:s text:c="12"/><text:change-end text:change-id="ct175237336"/><text:s/>magenta=red+blue,<text:change text:change-id="ct173361400"/><text:change-start text:change-id="ct159669048"/> <text:change-end text:change-id="ct159669048"/>cyan=green+blue, white=red+green+blue };</text:p>
      <text:p text:style-name="Body_20_Text_20_Cont"><text:soft-page-break/>mean exactly the same thing. Enumerator values do not need to be contiguous, adjacent, ordered, or complete. Duplicate values are permitted; duplicate names are not.</text:p>
      <text:p text:style-name="Body_20_Text">The compiler does not define the arithmetic operators for enumerated types, leaving you free to define these operators. The compiler can convert an enumerated value to its corresponding integer value, but to convert back, you must use an explicit<text:change-start text:change-id="ct156967656"/> type cast. Use the enumerated type name in the manner of a constructor with an integer argument, or use<text:change-end text:change-id="ct156967656"/><office:annotation><dc:creator>FWG</dc:creator><dc:date>2008-09-16T00:00:00</dc:date><text:p>see previous note. </text:p><text:p>FG</text:p><text:p>---- FWG, 09/16/2008, 01:16 ----</text:p><text:p/></office:annotation> <text:span text:style-name="Code_20_Inline">static_cast</text:span>:</text:p>
      <text:p text:style-name="Code_20_First">int i(yellow);<text:change-start text:change-id="ct155330064"/></text:p>
      <text:p text:style-name="Code">color c1( color(i + 1) );</text:p>
      <text:p text:style-name="Code_20_Last">color c2<text:change-end text:change-id="ct155330064"/>( static_cast&lt;color&gt;(i + 1) );</text:p>
      <text:p text:style-name="Body_20_Text">Suppose you define the following enumeration:</text:p>
      <text:p text:style-name="Code_20_Single">enum sample { low=4, high=256 };</text:p>
      <text:p text:style-name="Body_20_Text_20_Cont">The permissible values for an object of type <text:span text:style-name="Code_20_Inline">sample</text:span> are all values in the range [<text:change text:change-id="ct142416528"/><text:span text:style-name="Code_20_Inline">sample</text:span><text:change text:change-id="ct-1490370184"/><text:span text:style-name="Code_20_Inline">(0)</text:span>, <text:change text:change-id="ct165458008"/><text:span text:style-name="Code_20_Inline">sample</text:span><text:change text:change-id="ct-1491010424"/><text:span text:style-name="Code_20_Inline">(511)</text:span><text:change text:change-id="ct173182816"/><text:change-start text:change-id="ct-1428308616"/>]<text:change-end text:change-id="ct-1428308616"/>, which might strike you as a little odd. To understand how the compiler determines the permissible values, you need to remember that enumerated types are actually bitmask types. The permissible values are all the bitmask values that fit into a bitfield that can hold the largest and smallest bitmask values among the enumerators.</text:p>
      <text:p text:style-name="Body_20_Text">The first step is to determine the minimum size of the bitfield that can hold all the enumerators. For <text:span text:style-name="Code_20_Inline">sample</text:span>, this is nine bits (in order to hold 256<text:span text:style-name="T9">10</text:span> or 100000000<text:span text:style-name="T10">2</text:span>). The minimum bitmask value is a bitmask of all zeros and the maximum is all ones, thus, the range of bitmasks is 000000000<text:span text:style-name="T10">2</text:span> to 111111111<text:span text:style-name="T10">2</text:span> or 0<text:span text:style-name="T9">10</text:span> to 511<text:span text:style-name="T9">10</text:span>.</text:p>
      <text:p text:style-name="Body_20_Text">If any enumerator is <text:change text:change-id="ct168025040"/><text:change-start text:change-id="ct151301208"/>negative<text:change-end text:change-id="ct151301208"/>, the same rules apply, but are <text:change-start text:change-id="ct175630536"/>more <text:change-end text:change-id="ct175630536"/>complicated because you need to consider the native representation of negative numbers (two’s complement for most desktop and workstations, but can be signed-magnitude or ones’ complement for specialized devices).<office:annotation><dc:creator>RL</dc:creator><dc:date>2008-09-16T00:00:00</dc:date><text:p>however if an implementation chooses to use </text:p><text:p>a signed type -- which is fully permitted -- the </text:p><text:p>'bitmask' must include an extra bit for the sign</text:p><text:p>so it is implementation defined whether the example</text:p><text:p>has a range of supported values of 0-511 or</text:p><text:p>-511 (or -512) to 511. This is a portability issue</text:p><text:p>---- FWG, 09/16/2008, 01:20 ----</text:p><text:p/><text:p>The range of permitted values is the same regardless</text:p><text:p>of the underlying type. In this discussion,</text:p><text:p>I want to stick with the range of permitted values,</text:p><text:p>and not get into the underlying type, which</text:p><text:p>introduces subtleties that beyond the scope</text:p><text:p>of this book.</text:p><text:p/><text:p>---- RL, 10/04/2008, 10:02 ----</text:p><text:p/></office:annotation><text:change-start text:change-id="ct155775936"/></text:p>
      <text:p text:style-name="Body_20_Text">You can use an enumerated type for a bitfield (Exploration 61). It is your responsibility to ensure that the bitfield is large enough to store all the possible enumeration values<text:change-end text:change-id="ct155775936"/><text:change-start text:change-id="ct155004928"/>:</text:p>
      <text:p text:style-name="Code_20_First">class demo {</text:p>
      <text:p text:style-name="Code"><text:s text:c="2"/>color okay <text:s/>: 3; // big enough</text:p>
      <text:p text:style-name="Code"><text:s text:c="2"/>color small : 2; // oops, not enough bits, but valid C++</text:p>
      <text:p text:style-name="Code_20_Last">};</text:p>
      <text:p text:style-name="Body_20_Text_20_Cont"><text:change-end text:change-id="ct155004928"/><text:change-start text:change-id="ct166651752"/>The compiler will let you declare a bitfield that is too small; <text:change-end text:change-id="ct166651752"/><text:change-start text:change-id="ct146540928"/>if you are fortunate, your compiler will warn you about the problem.<text:change-end text:change-id="ct146540928"/></text:p>
      <text:p text:style-name="Heading_20_1">Simulating Enumerations</text:p>
      <text:p text:style-name="Body_20_Text_20_First">Even though enumerations are grossly misnamed, you can implement an enumerated type with a C++ <text:span text:style-name="Code_20_Inline">enum</text:span> and a class. It just takes a little extra work. (Or a lot of extra work, depending on how fancy you want your simulation to be.) Override the increment and decrement operators to implement the successor and predecessor operations. You need to decide what to do at the limits, that is, if you take the successor of the last enumeration or the predecessor of the first. Do you stick at the limit, wrap to the other limit, or throw an exception?</text:p>
      <text:p text:style-name="Body_20_Text">If you want to be able to read and write the literal names instead of integers, that requires quite a bit of extra work, but work that helps complete the simulation.</text:p>
      <text:p text:style-name="Heading_20_2"><text:soft-page-break/>Enumerating Computer Languages</text:p>
      <text:p text:style-name="Body_20_Text_20_First">For example, let’s define an enumeration of computer programming languages. Start with a short list. Once you see how the mechanism works, you can easily extend the list with additional languages.</text:p>
      <text:p text:style-name="Body_20_Text">Start by defining a class that will contain the actually enumerated type and associated information:</text:p>
      <text:p text:style-name="Code_20_First">class language {</text:p>
      <text:p text:style-name="Code">public:</text:p>
      <text:p text:style-name="Code"><text:s text:c="3"/>enum type { apl, c, cpp, forth, haskell, jovial, lisp<text:change text:change-id="ct175692688"/> };</text:p>
      <text:p text:style-name="Code"><text:s text:c="3"/>language(type value) : value_(value) {}</text:p>
      <text:p text:style-name="Code">private:</text:p>
      <text:p text:style-name="Code"><text:s text:c="3"/>type value_;</text:p>
      <text:p text:style-name="Code_20_Last">};</text:p>
      <text:p text:style-name="Body_20_Text_20_Cont">Notice how the class name is the meaningful name. The enumeration itself has a placeholder name. In order to use the enumerated literals, you must qualify the literal names with the class name, e.g., <text:span text:style-name="Code_20_Inline">language::c</text:span>. <office:annotation><dc:creator>RL</dc:creator><dc:date>2008-09-16T00:00:00</dc:date><text:p>Warning, unlike other uses of braces, enum</text:p><text:p>does not create a scope and so, while permitted</text:p><text:p>type::apl adds nothing from the implementation view</text:p><text:p/><text:p>---- FWG, 09/16/2008, 01:23 ----</text:p><text:p/><text:p>I added some text earlier to clarify scope issues.</text:p><text:p/><text:p>---- RL, 10/04/2008, 10:13 ----</text:p><text:p/></office:annotation>This avoids conflicts with any other uses of <text:span text:style-name="Code_20_Inline">c</text:span> as a name.</text:p>
      <text:p text:style-name="Body_20_Text">The first thing to add are successor and predecessor operators, which we implement as member functions for the increment the decrement operators:</text:p>
      <text:p text:style-name="Code_20_First">language&amp; operator++() { value_ = <text:change text:change-id="ct142379088"/>t<text:change-start text:change-id="ct155244248"/>ype<text:change-end text:change-id="ct155244248"/><text:change text:change-id="ct156799176"/>(value_ + 1); return *this; }</text:p>
      <text:p text:style-name="Code_20_Last">language operator++(int) { language tmp(*this); ++*this; return tmp; }</text:p>
      <text:p text:style-name="Body_20_Text_20_Cont">Because enumerated types do not allow increment and decrement operators, the pre-increment function must use a <text:change-start text:change-id="ct157621576"/>type cast<text:change-end text:change-id="ct157621576"/><text:change text:change-id="ct140804128"/>. Implement the decrement operators similarly.</text:p>
      <text:p text:style-name="Body_20_Text">But what happens when you increment past the largest value or decrement prior to the smallest value? Let’s add some error checking and throw an exception in these cases. Listing <text:variable-get text:name="chapter" office:value-type="float" style:data-style-name="N0">62</text:variable-get>-<text:reference-ref text:reference-format="text" text:ref-name="language_1_code">1</text:reference-ref> shows the latest incarnation of the <text:span text:style-name="Code_20_Inline">language </text:span>class.</text:p>
      <text:p text:style-name="Code_20_Caption"><text:hidden-text text:condition="ooow:" text:string-value=".func" text:is-hidden="true"/>Listing <text:variable-get text:name="chapter" office:value-type="float" style:data-style-name="N0">62</text:variable-get>-<text:reference-mark-start text:name="language_1_code"/><text:sequence text:ref-name="refText0" text:name="Text" text:formula="ooow:Text+1" style:num-format="1">1</text:sequence><text:reference-mark-end text:name="language_1_code"/>. The <text:span text:style-name="Code_20_Inline">language</text:span> class with error-checked successor functions</text:p>
      <text:p text:style-name="Code_20_First"><text:change-start text:change-id="ct163086296"/>#include &lt;stdexcept&gt;</text:p>
      <text:p text:style-name="Code"/>
      <text:p text:style-name="Code"><text:change-end text:change-id="ct163086296"/>class language {</text:p>
      <text:p text:style-name="Code">public:</text:p>
      <text:p text:style-name="Code"><text:s text:c="3"/>enum type { apl, low=apl, c, cpp, forth, haskell, jovial, lisp, <text:change text:change-id="ct157080552"/>high=<text:change text:change-id="ct142133912"/><text:change-start text:change-id="ct172987264"/>lisp<text:change-end text:change-id="ct172987264"/> };</text:p>
      <text:p text:style-name="Code"><text:s text:c="3"/>language(type value) : value_(value) {}</text:p>
      <text:p text:style-name="Code"><text:s text:c="3"/>language&amp; operator++() {</text:p>
      <text:p text:style-name="Code"><text:s text:c="6"/>if (value_ == high)</text:p>
      <text:p text:style-name="Code"><text:s text:c="9"/>throw std::overflow_error("language::operator++ overflow");</text:p>
      <text:p text:style-name="Code"><text:s text:c="6"/>value_ = <text:change text:change-id="ct140760640"/>type<text:change text:change-id="ct166474200"/>(value_ + 1);</text:p>
      <text:p text:style-name="Code"><text:s text:c="6"/>return *this;</text:p>
      <text:p text:style-name="Code"><text:s text:c="3"/>}</text:p>
      <text:p text:style-name="Code"><text:s text:c="3"/>language operator++(int) { language tmp(*this); ++*this; return tmp; }</text:p>
      <text:p text:style-name="Code">private:</text:p>
      <text:p text:style-name="Code"><text:s text:c="3"/>type value_;</text:p>
      <text:p text:style-name="Code_20_Last">};</text:p>
      <text:p text:style-name="Body_20_Text_20_Cont"><text:soft-page-break/>Notice the addition of <text:span text:style-name="Code_20_Inline">high</text:span> and <text:span text:style-name="Code_20_Inline">low</text:span> enumerators. Whenever you change the list of languages, you must take care and ensure that <text:span text:style-name="Code_20_Inline">high</text:span> and <text:span text:style-name="Code_20_Inline">low</text:span> are correct. <text:span text:style-name="T2">Implement </text:span><text:change-start text:change-id="ct164713152"/><text:span text:style-name="T2">the </text:span><text:change-end text:change-id="ct164713152"/><text:span text:style-name="T2">decrement operators; throw </text:span><text:span text:style-name="Code_20_Inline"><text:span text:style-name="T2">std::underflow_error</text:span></text:span><text:span text:style-name="T2"> when appropriate.</text:span></text:p>
      <text:p text:style-name="P4">Comparing Languages</text:p>
      <text:p text:style-name="Body_20_Text_20_First">C++ lets you compare enumerated values using the relational operators because the compiler converts the values to integers and compares the integers. We can take advantage of this when implementing comparison operators for the <text:span text:style-name="Code_20_Inline">language</text:span> class. Because we are simulating an enumerated type, we have no reason to specify that <text:change text:change-id="ct157837576"/><text:change-start text:change-id="ct155241992"/><text:span text:style-name="Code_20_Inline">lisp</text:span><text:change-end text:change-id="ct155241992"/> is greater than or less than <text:span text:style-name="Code_20_Inline">forth</text:span>. Thus, we should define the equality and inequality operators, but not the relational operators. Ideally, you should define comparison operators as free functions, but so far, we have not defined any way to discover the underlying enumerated value of a <text:span text:style-name="Code_20_Inline">language</text:span> object. Thus, the next task is to define a type conversion operator:</text:p>
      <text:p text:style-name="Code_20_Single">operator type() const { return value_; }</text:p>
      <text:p text:style-name="Body_20_Text_20_Cont">A member function that has the form <text:span text:style-name="Code_20_Inline">operator</text:span>, followed by a type, is a <text:span text:style-name="T4">type conversion</text:span><text:span text:style-name="T6"> operator. It defines the means of converting an object of the class type to the target type. Note that the return type of the function is the target of the type conversion. The compiler calls the type conversion operator when you explicitly ask it to with </text:span><text:span text:style-name="Code_20_Inline"><text:span text:style-name="T6">static_cast&lt;&gt;</text:span></text:span><text:span text:style-name="T6">:</text:span></text:p>
      <text:p text:style-name="P16">language h(language::haskell);</text:p>
      <text:p text:style-name="P18">language::type value( static_cast&lt;language::type&gt;(h) );</text:p>
      <text:p text:style-name="P13">or when the compiler determines that an implicit conversion is allowed and necessary:</text:p>
      <text:p text:style-name="P16">language h(language::haskell);</text:p>
      <text:p text:style-name="P18">language::type value( h );</text:p>
      <text:p text:style-name="P14">Now implement the equality and inequality operators as free functions.</text:p>
      <text:p text:style-name="P10"><text:span text:style-name="T6">Implementing a default constructor is usually a good idea. </text:span><text:span text:style-name="T7">Which value should the default constructor use?</text:span><text:span text:style-name="T6"> ~SSS </text:span><text:span text:style-name="T7">Implement the default constructor.</text:span><text:span text:style-name="T6"> Note that the implicit copy constructor and copy assignment operator work just fine.</text:span></text:p>
      <text:p text:style-name="P5">Assignment</text:p>
      <text:p text:style-name="Body_20_Text_20_First"><text:span text:style-name="T6">Now that you can get a </text:span><text:span text:style-name="Code_20_Inline"><text:span text:style-name="T6">language::type</text:span></text:span><text:span text:style-name="T6"> value out of a </text:span><text:change-start text:change-id="ct151598288"/><text:span text:style-name="Code_20_Inline"><text:span text:style-name="T6">language</text:span></text:span><text:change-end text:change-id="ct151598288"/><text:span text:style-name="T6"> object, add an assignment operator that assigns a </text:span><text:span text:style-name="Code_20_Inline"><text:span text:style-name="T6">language::type</text:span></text:span><text:span text:style-name="T6"> value to a </text:span><text:change-start text:change-id="ct142930856"/><text:span text:style-name="Code_20_Inline"><text:span text:style-name="T6">language</text:span></text:span><text:change-end text:change-id="ct142930856"/><text:span text:style-name="T6"> object. Remember that C++ permits values in an enumeration that are not among the listed enumerated literals. In order to simulate a true enumerated type, we must not permit this. </text:span><text:span text:style-name="T7">Implement assignment of </text:span><text:span text:style-name="Code_20_Inline"><text:span text:style-name="T7">language::type</text:span></text:span><text:span text:style-name="T7"> that ensures the source value is in the range [</text:span><text:span text:style-name="Code_20_Inline"><text:span text:style-name="T7">low</text:span></text:span><text:span text:style-name="T7">, </text:span><text:span text:style-name="Code_20_Inline"><text:span text:style-name="T7">high</text:span></text:span><text:span text:style-name="T7">], and throws </text:span><text:span text:style-name="Code_20_Inline"><text:span text:style-name="T7">std::out_of_range</text:span></text:span><text:span text:style-name="T7"> if the value is out of range.</text:span></text:p>
      <text:p text:style-name="P10"><text:span text:style-name="T6">Listing </text:span><text:span text:style-name="T6"><text:variable-get text:name="chapter" office:value-type="float" style:data-style-name="N0">62</text:variable-get></text:span><text:span text:style-name="T6">-</text:span><text:span text:style-name="T6"><text:reference-ref text:reference-format="text" text:ref-name="language_2_code">2</text:reference-ref></text:span><text:span text:style-name="T6"> shows the current language class and related functions.</text:span></text:p>
      <text:p text:style-name="P9"><text:hidden-text text:condition="ooow:" text:string-value=".func" text:is-hidden="true"/>Listing <text:variable-get text:name="chapter" office:value-type="float" style:data-style-name="N0">62</text:variable-get>-<text:reference-mark-start text:name="language_2_code"/><text:sequence text:ref-name="refText1" text:name="Text" text:formula="ooow:Text+1" style:num-format="1">2</text:sequence><text:reference-mark-end text:name="language_2_code"/>. The language class with comparison and assignment</text:p>
      <text:p text:style-name="Code_20_First">class language {</text:p>
      <text:p text:style-name="Code">public:</text:p>
      <text:p text:style-name="Code"><text:s text:c="3"/>enum type { apl, low=apl, c, cpp, forth, haskell, jovial, lisp, <text:change text:change-id="ct155710784"/>high=<text:change text:change-id="ct155951632"/><text:change-start text:change-id="ct160659208"/>lisp<text:change-end text:change-id="ct160659208"/> };</text:p>
      <text:p text:style-name="Code"><text:change-start text:change-id="ct151314272"/><text:s text:c="3"/>language() : value_(low) {}</text:p>
      <text:p text:style-name="Code"><text:change-end text:change-id="ct151314272"/><text:s text:c="3"/>language(type value) : value_(value) {}</text:p>
      <text:p text:style-name="Code"><text:soft-page-break/></text:p>
      <text:p text:style-name="Code"><text:s text:c="3"/>language&amp; operator=(language::type value) {</text:p>
      <text:p text:style-name="Code"><text:s text:c="6"/>if (value &lt; low or value &gt; high)</text:p>
      <text:p text:style-name="Code"><text:s text:c="9"/>throw std::out_of_range("language assignment out of range");</text:p>
      <text:p text:style-name="Code"><text:s text:c="6"/>value_ = value;</text:p>
      <text:p text:style-name="Code"><text:s text:c="6"/>return *this;</text:p>
      <text:p text:style-name="Code"><text:s text:c="3"/>}</text:p>
      <text:p text:style-name="Code"/>
      <text:p text:style-name="Code"><text:s text:c="3"/>language&amp; operator++() {</text:p>
      <text:p text:style-name="Code"><text:s text:c="6"/>if (value_ == high)</text:p>
      <text:p text:style-name="Code"><text:s text:c="9"/>throw std::overflow_error("language::operator++ overflow");</text:p>
      <text:p text:style-name="Code"><text:s text:c="6"/>value_ = <text:change text:change-id="ct159773424"/>type<text:change text:change-id="ct157220904"/>(value_ + 1);</text:p>
      <text:p text:style-name="Code"><text:s text:c="6"/>return *this;</text:p>
      <text:p text:style-name="Code"><text:s text:c="3"/>}</text:p>
      <text:p text:style-name="Code"><text:s text:c="3"/>language operator++(int) { language tmp(*this); ++*this; return tmp; }</text:p>
      <text:p text:style-name="Code"><text:s text:c="3"/>language&amp; operator--() {</text:p>
      <text:p text:style-name="Code"><text:s text:c="6"/>if (value_ == low)</text:p>
      <text:p text:style-name="Code"><text:s text:c="9"/>throw std::underflow_error("language::operator-- underflow");</text:p>
      <text:p text:style-name="Code"><text:s text:c="6"/>value_ = <text:change text:change-id="ct175169720"/>type<text:change text:change-id="ct142891672"/>(value_ - 1);</text:p>
      <text:p text:style-name="Code"><text:s text:c="6"/>return *this;</text:p>
      <text:p text:style-name="Code"><text:s text:c="3"/>}</text:p>
      <text:p text:style-name="Code"><text:s text:c="3"/>language operator--(int) { language tmp(*this); --*this; return tmp; }</text:p>
      <text:p text:style-name="Code"/>
      <text:p text:style-name="Code"><text:s text:c="3"/>operator type() const { return value_; }</text:p>
      <text:p text:style-name="Code">private:</text:p>
      <text:p text:style-name="Code"><text:s text:c="3"/>type value_;</text:p>
      <text:p text:style-name="Code">};</text:p>
      <text:p text:style-name="Code"/>
      <text:p text:style-name="Code">bool operator==(language a, language b)</text:p>
      <text:p text:style-name="Code">{</text:p>
      <text:p text:style-name="Code"><text:s text:c="3"/>return static_cast&lt;language::type&gt;(a) == static_cast&lt;language::type&gt;(b);</text:p>
      <text:p text:style-name="Code">}</text:p>
      <text:p text:style-name="Code"/>
      <text:p text:style-name="Code">bool operator!=(language a, language b)</text:p>
      <text:p text:style-name="Code">{</text:p>
      <text:p text:style-name="Code"><text:s text:c="3"/>return not (a == b);</text:p>
      <text:p text:style-name="Code_20_Last">}</text:p>
      <text:p text:style-name="P5">Strings and Languages</text:p>
      <text:p text:style-name="Body_20_Text_20_First"><text:span text:style-name="T6">Before we can tackle I/O, we need to be able to map a string to a </text:span><text:span text:style-name="Code_20_Inline"><text:span text:style-name="T6">language</text:span></text:span><text:span text:style-name="T6"> and </text:span><text:span text:style-name="T4">vice versa</text:span><text:span text:style-name="T6">. This is difficult because C++ gives us no way to discover the literal names with any reflection or introspection mechanism. Instead, we need to duplicate information and hope we don’t make any mistakes.</text:span></text:p>
      <text:p text:style-name="Body_20_Text"><text:span text:style-name="T6">Assume that conversions to and from strings will occur frequently. </text:span><text:span text:style-name="T7">What data structure should you use to convert strings to </text:span><text:span text:style-name="Code_20_Inline"><text:span text:style-name="T7">language::type</text:span></text:span><text:span text:style-name="T7"> values?</text:span><text:span text:style-name="T6"> ~SSS </text:span><text:span text:style-name="T7">What data structure should you use for the reverse conversion?</text:span><text:span text:style-name="T8"> ~SSS</text:span></text:p>
      <text:p text:style-name="Body_20_Text"><text:span text:style-name="T8">If you have TR1 available, use an </text:span><text:span text:style-name="Code_20_Inline"><text:span text:style-name="T8">std::tr1::unordered_map</text:span></text:span><text:span text:style-name="T8"> to map strings to values and </text:span><text:span text:style-name="Code_20_Inline"><text:span text:style-name="T8">std::tr1::array</text:span></text:span><text:span text:style-name="T8"> to map values to strings; otherwise, use </text:span><text:span text:style-name="Code_20_Inline"><text:span text:style-name="T8">std::map</text:span></text:span><text:span text:style-name="T8"> and </text:span><text:span text:style-name="Code_20_Inline"><text:span text:style-name="T8">std::vector</text:span></text:span><text:span text:style-name="T8">. Write a helper function to populate both data structures simultaneously, to reduce the amount of redundant information in the program. </text:span><text:span text:style-name="T7">Implement the </text:span><text:span text:style-name="Code_20_Inline"><text:span text:style-name="T7">to_string()</text:span></text:span><text:span text:style-name="T7"> member function to return the language as a </text:span><text:span text:style-name="Code_20_Inline"><text:span text:style-name="T7">string</text:span></text:span><text:span text:style-name="T7">, and a function, </text:span><text:span text:style-name="Code_20_Inline"><text:span text:style-name="T7">from_string()</text:span></text:span><text:span text:style-name="T7">, to convert a string to a </text:span><text:soft-page-break/><text:span text:style-name="T7">value. Throw </text:span><text:span text:style-name="Code_20_Inline"><text:span text:style-name="T7">std::invalid_argument</text:span></text:span><text:span text:style-name="T7"> if the string is not a valid language name. Implement a constructor that takes a </text:span><text:span text:style-name="Code_20_Inline"><text:span text:style-name="T7">string</text:span></text:span><text:span text:style-name="T7"> as an argument and calls </text:span><text:span text:style-name="Code_20_Inline"><text:span text:style-name="T7">from_string()</text:span></text:span><text:span text:style-name="T7"> to construct a language from the string. Write a function, </text:span><text:span text:style-name="Code_20_Inline"><text:span text:style-name="T7">void</text:span></text:span><text:span text:style-name="T7"> </text:span><text:span text:style-name="Code_20_Inline"><text:span text:style-name="T7">initialize()</text:span></text:span><text:span text:style-name="T7">, that initializes the internal data structures.</text:span></text:p>
      <text:p text:style-name="Body_20_Text"><text:span text:style-name="T8">See Listing </text:span><text:span text:style-name="T8"><text:variable-get text:name="chapter" office:value-type="float" style:data-style-name="N0">62</text:variable-get></text:span><text:span text:style-name="T8">-</text:span><text:span text:style-name="T8"><text:reference-ref text:reference-format="text" text:ref-name="language_3_code">3</text:reference-ref></text:span><text:span text:style-name="T8"> for the string conversion code for the </text:span><text:span text:style-name="Code_20_Inline"><text:span text:style-name="T8">language </text:span></text:span><text:span text:style-name="T8">class.</text:span></text:p>
      <text:p text:style-name="P9"><text:hidden-text text:condition="ooow:" text:string-value=".func" text:is-hidden="true"/><text:span text:style-name="T3">Listing </text:span><text:span text:style-name="T3"><text:variable-get text:name="chapter" office:value-type="float" style:data-style-name="N0">62</text:variable-get></text:span><text:span text:style-name="T3">-</text:span><text:reference-mark-start text:name="language_3_code"/><text:span text:style-name="T3"><text:sequence text:ref-name="refText2" text:name="Text" text:formula="ooow:Text+1" style:num-format="1">3</text:sequence></text:span><text:reference-mark-end text:name="language_3_code"/><text:span text:style-name="T3">. The language class with string conversion</text:span></text:p>
      <text:p text:style-name="P17">#include &lt;map&gt;</text:p>
      <text:p text:style-name="P1">#include &lt;stdexcept&gt;</text:p>
      <text:p text:style-name="P1">#include &lt;string&gt;</text:p>
      <text:p text:style-name="P1">#include &lt;vector&gt;</text:p>
      <text:p text:style-name="P1"/>
      <text:p text:style-name="Code">class language {</text:p>
      <text:p text:style-name="Code">public:</text:p>
      <text:p text:style-name="Code"><text:s text:c="3"/>enum type { apl, low=apl, c, cpp, forth, haskell, jovial, lisp,<text:change text:change-id="ct161119656"/> high=<text:change text:change-id="ct156822024"/><text:change-start text:change-id="ct160867600"/>lisp<text:change-end text:change-id="ct160867600"/> };</text:p>
      <text:p text:style-name="Code"><text:s text:c="3"/>language() : value_(low) {}</text:p>
      <text:p text:style-name="Code"><text:s text:c="3"/>language(type value) : value_(value) {}</text:p>
      <text:p text:style-name="Code"><text:s text:c="3"/>language(std::string const&amp; str) : value_(from_string(str)) {}</text:p>
      <text:p text:style-name="Code"/>
      <text:p text:style-name="Code"><text:s text:c="3"/>language&amp; operator=(language::type value) {</text:p>
      <text:p text:style-name="Code"><text:s text:c="6"/>if (value &lt; low or value &gt; high)</text:p>
      <text:p text:style-name="Code"><text:s text:c="9"/>throw std::out_of_range("language assignment out of range");</text:p>
      <text:p text:style-name="Code"><text:s text:c="6"/>value_ = value;</text:p>
      <text:p text:style-name="Code"><text:s text:c="6"/>return *this;</text:p>
      <text:p text:style-name="Code"><text:s text:c="3"/>}</text:p>
      <text:p text:style-name="Code"/>
      <text:p text:style-name="Code"><text:s text:c="3"/>language&amp; operator++() {</text:p>
      <text:p text:style-name="Code"><text:s text:c="6"/>if (value_ == high)</text:p>
      <text:p text:style-name="Code"><text:s text:c="9"/>throw std::overflow_error("language::operator++ overflow");</text:p>
      <text:p text:style-name="Code"><text:s text:c="6"/>value_ = <text:change text:change-id="ct157786592"/>type<text:change text:change-id="ct143151672"/>(value_ + 1);</text:p>
      <text:p text:style-name="Code"><text:s text:c="6"/>return *this;</text:p>
      <text:p text:style-name="Code"><text:s text:c="3"/>}</text:p>
      <text:p text:style-name="Code"><text:s text:c="3"/>language operator++(int) { language tmp(*this); ++*this; return tmp; }</text:p>
      <text:p text:style-name="Code"><text:s text:c="3"/>language&amp; operator--() {</text:p>
      <text:p text:style-name="Code"><text:s text:c="6"/>if (value_ == low)</text:p>
      <text:p text:style-name="Code"><text:s text:c="9"/>throw std::underflow_error("language::operator-- underflow");</text:p>
      <text:p text:style-name="Code"><text:s text:c="6"/>value_ = <text:change text:change-id="ct160608496"/>type<text:change text:change-id="ct173009968"/>(value_ - 1);</text:p>
      <text:p text:style-name="Code"><text:s text:c="6"/>return *this;</text:p>
      <text:p text:style-name="Code"><text:s text:c="3"/>}</text:p>
      <text:p text:style-name="Code"><text:s text:c="3"/>language operator--(int) { language tmp(*this); --*this; return tmp; }</text:p>
      <text:p text:style-name="Code"/>
      <text:p text:style-name="Code"><text:s text:c="3"/>operator type() const { return value_; }</text:p>
      <text:p text:style-name="Code"/>
      <text:p text:style-name="Code"><text:s text:c="3"/>std::string const&amp; to_string() const { return to_string_[value_]; }</text:p>
      <text:p text:style-name="Code"/>
      <text:p text:style-name="Code"><text:s text:c="3"/>type from_string(std::string const&amp; str) const {</text:p>
      <text:p text:style-name="Code"><text:s text:c="6"/>map::const_iterator iter(from_string_.find(str));</text:p>
      <text:p text:style-name="Code"><text:s text:c="6"/>if (iter == from_string_.end())</text:p>
      <text:p text:style-name="Code"><text:s text:c="9"/>throw std::invalid_argument("No such language: " + str);</text:p>
      <text:p text:style-name="Code"><text:s text:c="6"/>else</text:p>
      <text:p text:style-name="Code"><text:s text:c="9"/>return iter-&gt;second;</text:p>
      <text:p text:style-name="Code"><text:soft-page-break/><text:s text:c="3"/>}</text:p>
      <text:p text:style-name="Code"/>
      <text:p text:style-name="Code"><text:s text:c="3"/>void initialize()</text:p>
      <text:p text:style-name="Code"><text:s text:c="3"/>{<text:change-start text:change-id="ct160619056"/></text:p>
      <text:p text:style-name="Code"><text:s text:c="6"/>// pre-allocate the vector, so it’s easier to fill<text:change-end text:change-id="ct160619056"/></text:p>
      <text:p text:style-name="Code"><text:s text:c="6"/>to_string_.resize(high+1, std::string());<text:change text:change-id="ct160786256"/></text:p>
      <text:p text:style-name="Code"><text:s text:c="6"/>store("apl", apl);</text:p>
      <text:p text:style-name="Code"><text:s text:c="6"/>store("c", c);</text:p>
      <text:p text:style-name="Code"><text:s text:c="6"/>store("cpp", cpp);</text:p>
      <text:p text:style-name="Code"><text:s text:c="6"/>store("forth", forth);</text:p>
      <text:p text:style-name="Code"><text:s text:c="6"/>store("haskell", haskell);</text:p>
      <text:p text:style-name="Code"><text:s text:c="6"/>store("jovial", jovial);</text:p>
      <text:p text:style-name="Code"><text:s text:c="6"/>store("lisp", lisp);</text:p>
      <text:p text:style-name="Code"><text:change text:change-id="ct166859232"/><text:s text:c="3"/>}</text:p>
      <text:p text:style-name="Code"/>
      <text:p text:style-name="Code">private:</text:p>
      <text:p text:style-name="Code"><text:s text:c="3"/>typedef std::map&lt;std::string, type&gt; map;</text:p>
      <text:p text:style-name="Code"><text:s text:c="3"/>typedef std::vector&lt;std::string&gt; vector;</text:p>
      <text:p text:style-name="Code"/>
      <text:p text:style-name="Code"><text:s text:c="3"/>type value_;</text:p>
      <text:p text:style-name="Code"><text:line-break/> <text:s text:c="2"/>void store(std::string const&amp; str, type value)</text:p>
      <text:p text:style-name="Code"><text:s text:c="3"/>{</text:p>
      <text:p text:style-name="Code"><text:s text:c="6"/>from_string_[str] = value;</text:p>
      <text:p text:style-name="Code"><text:s text:c="6"/>to_string_[value] = str;</text:p>
      <text:p text:style-name="Code"><text:s text:c="3"/>}</text:p>
      <text:p text:style-name="Code"/>
      <text:p text:style-name="Code"><text:s text:c="3"/>static map from_string_;</text:p>
      <text:p text:style-name="Code"><text:s text:c="3"/>static vector to_string_;</text:p>
      <text:p text:style-name="Code_20_Last">};</text:p>
      <text:p text:style-name="P15">Recall from Exploration 38 that the <text:span text:style-name="Code_20_Inline">static </text:span>modifier on a data member tells the compiler to create a single instance of the data member, and share that single instance among all objects of that class and derived classes. The <text:span text:style-name="Code_20_Inline">to_string_</text:span> and <text:span text:style-name="Code_20_Inline">from_string_</text:span> members are <text:span text:style-name="Code_20_Inline">static</text:span> because you want to use a single, shared map to convert strings to language values and a single, shared vector to perform the opposite conversion.</text:p>
      <text:p text:style-name="Body_20_Text">Because the <text:change-start text:change-id="ct154676944"/><text:span text:style-name="Code_20_Inline">from_string</text:span>, <text:change-end text:change-id="ct154676944"/><text:span text:style-name="Code_20_Inline">store</text:span><text:change-start text:change-id="ct175059312"/>,<text:change-end text:change-id="ct175059312"/><text:span text:style-name="Code_20_Inline"> </text:span>and <text:span text:style-name="Code_20_Inline">initialize </text:span>functions do not need to use any data members except the static data members, <text:span text:style-name="Code_20_Inline">to_string_</text:span> and <text:span text:style-name="Code_20_Inline">from_string_</text:span>, you should make these functions <text:span text:style-name="Code_20_Inline">static</text:span>, too. A <text:span text:style-name="Code_20_Inline">static </text:span>function is one that does not need to be called for a specific object. Instead, you can call it as a free function, qualified with the class name, e.g., <text:span text:style-name="Code_20_Inline">language::initialize()</text:span>.</text:p>
      <text:p text:style-name="Body_20_Text">To declare a static member function, use the <text:span text:style-name="Code_20_Inline">static</text:span> keyword as a modifier on the return type. By convention, it is the first modifier, e.g., <text:span text:style-name="Code_20_Inline">static</text:span> <text:span text:style-name="Code_20_Inline">void initialize()</text:span>. See Listing <text:variable-get text:name="chapter" office:value-type="float" style:data-style-name="N0">62</text:variable-get>-<text:reference-ref text:reference-format="text" text:ref-name="language_hpp_code">4</text:reference-ref> for this new incarnation of the <text:change-start text:change-id="ct175696048"/><text:span text:style-name="T4">language.hpp</text:span><text:change-end text:change-id="ct175696048"/> header.</text:p>
      <text:p text:style-name="P9"><text:hidden-text text:condition="ooow:" text:string-value=".func" text:is-hidden="true"/><text:span text:style-name="T3">Listing </text:span><text:span text:style-name="T3"><text:variable-get text:name="chapter" office:value-type="float" style:data-style-name="N0">62</text:variable-get></text:span><text:span text:style-name="T3">-</text:span><text:reference-mark-start text:name="language_hpp_code"/><text:span text:style-name="T3"><text:sequence text:ref-name="refText3" text:name="Text" text:formula="ooow:Text+1" style:num-format="1">4</text:sequence></text:span><text:reference-mark-end text:name="language_hpp_code"/><text:span text:style-name="T3">. The language class with all enhancements</text:span></text:p>
      <text:p text:style-name="P17">#ifndef LANGUAGE_HPP_</text:p>
      <text:p text:style-name="P1">#define LANGUAGE_HPP_</text:p>
      <text:p text:style-name="P1">#include &lt;map&gt;</text:p>
      <text:p text:style-name="P1">#include &lt;stdexcept&gt;</text:p>
      <text:p text:style-name="P1"><text:soft-page-break/>#include &lt;string&gt;</text:p>
      <text:p text:style-name="P1">#include &lt;vector&gt;</text:p>
      <text:p text:style-name="P1"/>
      <text:p text:style-name="Code">class language {</text:p>
      <text:p text:style-name="Code">public:</text:p>
      <text:p text:style-name="Code"><text:s text:c="3"/>enum type { apl, low=apl, c, cpp, forth, haskell, jovial, lisp, <text:change text:change-id="ct156895336"/>high=<text:change text:change-id="ct153909472"/><text:change-start text:change-id="ct151498808"/>lisp<text:change-end text:change-id="ct151498808"/> };</text:p>
      <text:p text:style-name="Code"><text:s text:c="3"/>language() : value_(low) {}</text:p>
      <text:p text:style-name="Code"><text:s text:c="3"/>language(type value) : value_(value) {}</text:p>
      <text:p text:style-name="Code"><text:s text:c="3"/>language(std::string const&amp; str) : value_(from_string(str)) {}</text:p>
      <text:p text:style-name="Code"/>
      <text:p text:style-name="Code"><text:s text:c="3"/>language&amp; operator=(language::type value) {</text:p>
      <text:p text:style-name="Code"><text:s text:c="6"/>if (value &lt; low or value &gt; high)</text:p>
      <text:p text:style-name="Code"><text:s text:c="9"/>throw std::out_of_range("language assignment out of range");</text:p>
      <text:p text:style-name="Code"><text:s text:c="6"/>value_ = value;</text:p>
      <text:p text:style-name="Code"><text:s text:c="6"/>return *this;</text:p>
      <text:p text:style-name="Code"><text:s text:c="3"/>}</text:p>
      <text:p text:style-name="Code"/>
      <text:p text:style-name="Code"><text:s text:c="3"/>language&amp; operator++() {</text:p>
      <text:p text:style-name="Code"><text:s text:c="6"/>if (value_ == high)</text:p>
      <text:p text:style-name="Code"><text:s text:c="9"/>throw std::overflow_error("language::operator++ overflow");</text:p>
      <text:p text:style-name="Code"><text:s text:c="6"/>value_ = <text:change text:change-id="ct173109920"/>type<text:change text:change-id="ct161055120"/>(value_ + 1);</text:p>
      <text:p text:style-name="Code"><text:s text:c="6"/>return *this;</text:p>
      <text:p text:style-name="Code"><text:s text:c="3"/>}</text:p>
      <text:p text:style-name="Code"><text:s text:c="3"/>language operator++(int) { language tmp(*this); ++*this; return tmp; }</text:p>
      <text:p text:style-name="Code"><text:s text:c="3"/>language&amp; operator--() {</text:p>
      <text:p text:style-name="Code"><text:s text:c="6"/>if (value_ == low)</text:p>
      <text:p text:style-name="Code"><text:s text:c="9"/>throw std::underflow_error("language::operator-- underflow");</text:p>
      <text:p text:style-name="Code"><text:s text:c="6"/>value_ = <text:change text:change-id="ct163287840"/>type<text:change text:change-id="ct165273648"/>(value_ - 1);</text:p>
      <text:p text:style-name="Code"><text:s text:c="6"/>return *this;</text:p>
      <text:p text:style-name="Code"><text:s text:c="3"/>}</text:p>
      <text:p text:style-name="Code"><text:s text:c="3"/>language operator--(int) { language tmp(*this); --*this; return tmp; }</text:p>
      <text:p text:style-name="Code"/>
      <text:p text:style-name="Code"><text:s text:c="3"/>operator type() const { return value_; }</text:p>
      <text:p text:style-name="Code"/>
      <text:p text:style-name="Code"><text:s text:c="3"/>std::string const&amp; to_string() const { return to_string_[value_]; }</text:p>
      <text:p text:style-name="Code"/>
      <text:p text:style-name="Code_20_Bold"><text:s text:c="3"/><text:change-start text:change-id="ct159656392"/>static <text:change-end text:change-id="ct159656392"/>type from_string(std::string const&amp; str) const {</text:p>
      <text:p text:style-name="Code"><text:s text:c="6"/>map::const_iterator iter(from_string_.find(str));</text:p>
      <text:p text:style-name="Code"><text:s text:c="6"/>if (iter == from_string_.end())</text:p>
      <text:p text:style-name="Code"><text:s text:c="9"/>throw std::invalid_argument("No such language: " + str);</text:p>
      <text:p text:style-name="Code"><text:s text:c="6"/>else</text:p>
      <text:p text:style-name="Code"><text:s text:c="9"/>return iter-&gt;second;</text:p>
      <text:p text:style-name="Code"><text:s text:c="3"/>}</text:p>
      <text:p text:style-name="Code"/>
      <text:p text:style-name="Code_20_Bold"><text:s text:c="3"/>static void initialize()</text:p>
      <text:p text:style-name="Code"><text:s text:c="3"/>{<text:change-start text:change-id="ct166749776"/></text:p>
      <text:p text:style-name="Code"><text:s text:c="4"/><text:change-end text:change-id="ct166749776"/><text:change-start text:change-id="ct156896488"/><text:s text:c="2"/>// pre-allocate the vector, so it’s easier to fill<text:change-end text:change-id="ct156896488"/></text:p>
      <text:p text:style-name="Code"><text:s text:c="6"/>to_string_.resize(high+1, std::string());<text:change text:change-id="ct168348744"/></text:p>
      <text:p text:style-name="Code"><text:s text:c="6"/>store("apl", apl);</text:p>
      <text:p text:style-name="Code"><text:s text:c="6"/>store("c", c);</text:p>
      <text:p text:style-name="Code"><text:s text:c="6"/>store("cpp", cpp);</text:p>
      <text:p text:style-name="Code"><text:s text:c="6"/>store("forth", forth);</text:p>
      <text:p text:style-name="Code"><text:soft-page-break/><text:s text:c="6"/>store("haskell", haskell);</text:p>
      <text:p text:style-name="Code"><text:s text:c="6"/>store("jovial", jovial);</text:p>
      <text:p text:style-name="Code"><text:s text:c="6"/>store("lisp", lisp);</text:p>
      <text:p text:style-name="Code"><text:change text:change-id="ct160693952"/><text:s text:c="3"/>}<office:annotation><dc:creator>FWG</dc:creator><dc:date>2008-09-16T00:00:00</dc:date><text:p>however if you do not place this definition in </text:p><text:p>class the out of class definition must NOT</text:p><text:p>have the static qualifier as it means something</text:p><text:p>entirely different in that context.</text:p><text:p/><text:p/><text:p>---- FWG, 09/16/2008, 01:35 ----</text:p><text:p/></office:annotation></text:p>
      <text:p text:style-name="Code"/>
      <text:p text:style-name="Code">private:</text:p>
      <text:p text:style-name="Code"><text:s text:c="3"/>typedef std::map&lt;std::string, type&gt; map;</text:p>
      <text:p text:style-name="Code"><text:s text:c="3"/>typedef std::vector&lt;std::string&gt; vector;</text:p>
      <text:p text:style-name="Code"/>
      <text:p text:style-name="Code"><text:s text:c="3"/>type value_;</text:p>
      <text:p text:style-name="Code_20_Bold"><text:line-break/> <text:s text:c="2"/>static void store(std::string const&amp; str, type value)</text:p>
      <text:p text:style-name="Code"><text:s text:c="3"/>{</text:p>
      <text:p text:style-name="Code"><text:s text:c="6"/>from_string_[str] = value;</text:p>
      <text:p text:style-name="Code"><text:s text:c="6"/>to_string_[value] = str;</text:p>
      <text:p text:style-name="Code"><text:s text:c="3"/>}</text:p>
      <text:p text:style-name="Code"/>
      <text:p text:style-name="Code"><text:s text:c="3"/>static map from_string_;</text:p>
      <text:p text:style-name="Code"><text:s text:c="3"/>static vector to_string_;</text:p>
      <text:p text:style-name="Code">};</text:p>
      <text:p text:style-name="Code"/>
      <text:p text:style-name="Code">bool operator==(language a, language b)</text:p>
      <text:p text:style-name="Code">{</text:p>
      <text:p text:style-name="Code"><text:s text:c="3"/>return static_cast&lt;language::type&gt;(a) == static_cast&lt;language::type&gt;(b);</text:p>
      <text:p text:style-name="Code">}</text:p>
      <text:p text:style-name="Code">bool operator==(language a, language::type b)</text:p>
      <text:p text:style-name="Code">{</text:p>
      <text:p text:style-name="Code"><text:s text:c="3"/>return static_cast&lt;language::type&gt;(a) == b;</text:p>
      <text:p text:style-name="Code">}</text:p>
      <text:p text:style-name="Code">bool operator==(language::type a, language b)</text:p>
      <text:p text:style-name="Code">{</text:p>
      <text:p text:style-name="Code"><text:s text:c="3"/>return a == static_cast&lt;language::type&gt;(b);</text:p>
      <text:p text:style-name="Code">}</text:p>
      <text:p text:style-name="Code"/>
      <text:p text:style-name="Code">bool operator!=(language a, language b)</text:p>
      <text:p text:style-name="Code">{</text:p>
      <text:p text:style-name="Code"><text:s text:c="3"/>return not (a == b);</text:p>
      <text:p text:style-name="P1">}</text:p>
      <text:p text:style-name="Code">bool operator!=(language a, language::type b)</text:p>
      <text:p text:style-name="Code">{</text:p>
      <text:p text:style-name="Code"><text:s text:c="3"/>return not (a == b);</text:p>
      <text:p text:style-name="P1">}</text:p>
      <text:p text:style-name="Code">bool operator!=(language::type a, language b)</text:p>
      <text:p text:style-name="Code">{</text:p>
      <text:p text:style-name="Code"><text:s text:c="3"/>return not (a == b);</text:p>
      <text:p text:style-name="P1">}</text:p>
      <text:p text:style-name="P1"/>
      <text:p text:style-name="P19">#endif // LANGUAGE_HPP_<text:change-start text:change-id="ct157211304"/></text:p>
      <text:p text:style-name="Note_2f_Tip_2f_Caution"><text:change-end text:change-id="ct157211304"/><text:change-start text:change-id="ct162976776"/>Note<text:tab/>The <text:span text:style-name="Code_20_Inline">static</text:span> keyword has multiple uses in C++. When used with a class member, it <text:soft-page-break/>means that member is shared among all instances of the class and is not tied to any particular instance. It has an entirel<text:change-end text:change-id="ct162976776"/><text:change-start text:change-id="ct159406552"/>y different meaning outside of a class. If you use <text:span text:style-name="Code_20_Inline">static</text:span> on a free function or global object, it keeps that function or object private to the source file where it is defined. As you learned in Exploration 50, an unnamed namespace does the same thing, so there is no need to use <text:span text:style-name="Code_20_Inline">static </text:span>this way in C++.<text:change-end text:change-id="ct159406552"/><text:change-start text:change-id="ct162825952"/> I recommend not using <text:span text:style-name="Code_20_Inline">static </text:span>outside of a class, but you might read code that uses it, so you should know what it means.<text:change-end text:change-id="ct162825952"/></text:p>
      <text:p text:style-name="P6">Initializing</text:p>
      <text:p text:style-name="P8">The next task is to ensure that <text:span text:style-name="Code_20_Inline">language::initialize()</text:span> is called. The common idiom is to define an initialization class, call it <text:span text:style-name="Code_20_Inline">initializer</text:span>. Its constructor call <text:span text:style-name="Code_20_Inline">language::initialize()</text:span>. In <text:span text:style-name="T4">language.cpp</text:span>, define a single object of type <text:span text:style-name="Code_20_Inline">initializer</text:span> in an unnamed namespace, as shown in Listing <text:variable-get text:name="chapter" office:value-type="float" style:data-style-name="N0">62</text:variable-get>-<text:reference-ref text:reference-format="text" text:ref-name="language_cpp_code">5</text:reference-ref>.</text:p>
      <text:p text:style-name="Code_20_Caption">Listing <text:variable-get text:name="chapter" office:value-type="float" style:data-style-name="N0">62</text:variable-get>-<text:reference-mark-start text:name="language_cpp_code"/><text:sequence text:ref-name="refText4" text:name="Text" text:formula="ooow:Text+1" style:num-format="1">5</text:sequence><text:reference-mark-end text:name="language_cpp_code"/>. The language.cpp file initializes the language data structures</text:p>
      <text:p text:style-name="Code_20_First">#include "language.hpp"</text:p>
      <text:p text:style-name="Code"/>
      <text:p text:style-name="Code">namespace {</text:p>
      <text:p text:style-name="Code"><text:s text:c="3"/>class initializer {</text:p>
      <text:p text:style-name="Code"><text:s text:c="3"/>public:</text:p>
      <text:p text:style-name="Code"><text:s text:c="6"/>initializer() { language::initialize(); }</text:p>
      <text:p text:style-name="Code"><text:s text:c="3"/>};</text:p>
      <text:p text:style-name="Code"><text:s text:c="3"/>initializer init;</text:p>
      <text:p text:style-name="Code_20_Last">}</text:p>
      <text:p text:style-name="Body_20_Text_20_Cont">Objects at namespace or global scope are constructed before <text:span text:style-name="Code_20_Inline">main()</text:span> begins<office:annotation><dc:creator>FWG</dc:creator><dc:date>2008-09-16T00:00:00</dc:date><text:p>that is not strictly true.They are constructed</text:p><text:p>before the first use of a function/object in</text:p><text:p>the translation unit. This is to allow the</text:p><text:p>use of dynamic libraries.</text:p><text:p>---- FWG, 09/16/2008, 01:38 ----</text:p><text:p/></office:annotation><text:change-start text:change-id="ct155065168"/> or before any function or object in <text:change-end text:change-id="ct155065168"/><text:change-start text:change-id="ct157579480"/>the same file uses it<text:change-end text:change-id="ct157579480"/>. Thus, the <text:span text:style-name="Code_20_Inline">init</text:span> object is constructed, which calls <text:span text:style-name="Code_20_Inline">language::initialize()</text:span>, which ensures the <text:span text:style-name="Code_20_Inline">language</text:span> data structures are properly initialized.</text:p>
      <text:p text:style-name="Body_20_Text">The one difficulty is when another global initializer needs to use <text:span text:style-name="Code_20_Inline">language</text:span>. C++ offers no convenient way to ensure that objects in one file are initialized before objects in another file. Within a single file, objects are initialized in the order of declaration, starting at the top of the file. Dealing with this issue is beyond the scope of this book. None of the examples in this book depend on the order of initialization across files. In fact, most programs don’t face this problem. So we can return to the immediate problem: reading and writing <text:span text:style-name="Code_20_Inline">language</text:span> values.</text:p>
      <text:p text:style-name="P6">Reading and Writing Languages</text:p>
      <text:p text:style-name="Body_20_Text_20_First"><text:span text:style-name="T8">Now that the hard work of converting to and from strings is done, it is time to use them for I/O. </text:span><text:span text:style-name="T7">Read a </text:span><text:span text:style-name="Code_20_Inline"><text:span text:style-name="T7">language</text:span></text:span><text:span text:style-name="T7"> by reading a string and mapping the string to a </text:span><text:change-start text:change-id="ct155274984"/><text:span text:style-name="Code_20_Inline"><text:span text:style-name="T7">language</text:span></text:span><text:change-end text:change-id="ct155274984"/><text:span text:style-name="T7"> value. </text:span><text:span text:style-name="T8">Use a </text:span><text:span text:style-name="Code_20_Inline"><text:span text:style-name="T8">try</text:span></text:span><text:span text:style-name="T8">-</text:span><text:span text:style-name="Code_20_Inline"><text:span text:style-name="T8">catch</text:span></text:span><text:span text:style-name="T8"> statement to catch the exception that </text:span><text:span text:style-name="Code_20_Inline"><text:span text:style-name="T8">language</text:span></text:span><text:span text:style-name="T8"> throws for an unknown language, and set the </text:span><text:span text:style-name="Code_20_Inline"><text:span text:style-name="T8">fail</text:span></text:span><text:span text:style-name="T8"> bit for invalid input. </text:span><text:span text:style-name="T7">Write a </text:span><text:span text:style-name="Code_20_Inline"><text:span text:style-name="T7">language</text:span></text:span><text:span text:style-name="T7"> by mapping to a string and writing the string.</text:span><text:span text:style-name="T8"> See Listing </text:span><text:span text:style-name="T8"><text:variable-get text:name="chapter" office:value-type="float" style:data-style-name="N0">62</text:variable-get></text:span><text:span text:style-name="T8">-</text:span><text:span text:style-name="T8"><text:reference-ref text:reference-format="text" text:ref-name="language_io_code">6</text:reference-ref></text:span><text:span text:style-name="T8"> for the I/O operators.</text:span></text:p>
      <text:p text:style-name="P9"><text:hidden-text text:condition="ooow:" text:string-value=".func" text:is-hidden="true"/><text:span text:style-name="T3">Listing </text:span><text:span text:style-name="T3"><text:variable-get text:name="chapter" office:value-type="float" style:data-style-name="N0">62</text:variable-get></text:span><text:span text:style-name="T3">-</text:span><text:reference-mark-start text:name="language_io_code"/><text:span text:style-name="T3"><text:sequence text:ref-name="refText5" text:name="Text" text:formula="ooow:Text+1" style:num-format="1">6</text:sequence></text:span><text:reference-mark-end text:name="language_io_code"/><text:span text:style-name="T3">. Just the I/O operators for a language object</text:span></text:p>
      <text:p text:style-name="P17">template&lt;class C, class T&gt;</text:p>
      <text:p text:style-name="P3">std::basic_ostream&lt;C, T&gt;&amp;<text:change-start text:change-id="ct142158864"/></text:p>
      <text:p text:style-name="P3"><text:soft-page-break/><text:s/><text:change-end text:change-id="ct142158864"/><text:s/>operator&lt;&lt;(std::basic_ostream&lt;C, T&gt;&amp; stream, language lang)</text:p>
      <text:p text:style-name="P3">{</text:p>
      <text:p text:style-name="P3"><text:s text:c="3"/>stream &lt;&lt; lang.to_string();</text:p>
      <text:p text:style-name="P3"><text:s text:c="3"/>return stream;</text:p>
      <text:p text:style-name="P3">}</text:p>
      <text:p text:style-name="P3"/>
      <text:p text:style-name="P3">template&lt;class C, class T&gt;</text:p>
      <text:p text:style-name="P3">std::basic_istream&lt;C, T&gt;&amp;<text:change-start text:change-id="ct151920984"/></text:p>
      <text:p text:style-name="P3"><text:s/><text:change-end text:change-id="ct151920984"/><text:s/>operator&gt;&gt;(std::basic_istream&lt;C, T&gt;&amp; stream, language&amp; lang)</text:p>
      <text:p text:style-name="P3">{</text:p>
      <text:p text:style-name="P3"><text:s text:c="3"/>std::string str;</text:p>
      <text:p text:style-name="P3"><text:s text:c="3"/>stream &gt;&gt; str;</text:p>
      <text:p text:style-name="P3"><text:s text:c="3"/>try {</text:p>
      <text:p text:style-name="P3"><text:s text:c="6"/>lang = language(str);</text:p>
      <text:p text:style-name="P3"><text:s text:c="3"/>} catch (std::invalid_argument const&amp;) {</text:p>
      <text:p text:style-name="P3"><text:s text:c="6"/>stream.setstate(stream.failbit);</text:p>
      <text:p text:style-name="P3"><text:s text:c="3"/>}</text:p>
      <text:p text:style-name="P3"><text:s text:c="3"/>return stream;</text:p>
      <text:p text:style-name="P20">}</text:p>
      <text:p text:style-name="P6">Using the Simulated Enumeration</text:p>
      <text:p text:style-name="P7"><text:span text:style-name="T8">Now that you have the </text:span><text:span text:style-name="Code_20_Inline"><text:span text:style-name="T8">language</text:span></text:span><text:span text:style-name="T8"> class, let’s make sure it’s easy to use. </text:span><text:span text:style-name="T6">Write a program that asks the user for his or her favorite language.</text:span><text:span text:style-name="T8"> Read the response as a </text:span><text:span text:style-name="Code_20_Inline"><text:span text:style-name="T8">language</text:span></text:span><text:span text:style-name="T8"> object. Note that the normal input stream catches any exceptions and turns them into input failures. Thus, test for an invalid input by testing for </text:span><text:span text:style-name="Code_20_Inline"><text:span text:style-name="T8">std::cin.fail()</text:span></text:span><text:span text:style-name="T8">. After a failure, call </text:span><text:span text:style-name="Code_20_Inline"><text:span text:style-name="T8">clear()</text:span></text:span><text:span text:style-name="T8"> to reset the state and ask again. Otherwise, obtain the successor language and suggest that the user try that language instead. If the user likes the highest value language, recommend the lowest.</text:span></text:p>
      <text:p text:style-name="P11"><text:span text:style-name="T8">Compare your solution with Listing </text:span><text:span text:style-name="T8"><text:variable-get text:name="chapter" office:value-type="float" style:data-style-name="N0">62</text:variable-get></text:span><text:span text:style-name="T8">-</text:span><text:span text:style-name="T8"><text:reference-ref text:reference-format="text" text:ref-name="test_code">7</text:reference-ref></text:span><text:span text:style-name="T8">.</text:span></text:p>
      <text:p text:style-name="Code_20_Caption"><text:span text:style-name="T5">Listing </text:span><text:span text:style-name="T5"><text:variable-get text:name="chapter" office:value-type="float" style:data-style-name="N0">62</text:variable-get></text:span><text:span text:style-name="T5">-</text:span><text:reference-mark-start text:name="test_code"/><text:span text:style-name="T5"><text:sequence text:ref-name="refText6" text:name="Text" text:formula="ooow:Text+1" style:num-format="1">7</text:sequence></text:span><text:reference-mark-end text:name="test_code"/><text:span text:style-name="T5">. Program to test the </text:span><text:span text:style-name="Code_20_Inline"><text:span text:style-name="T5">language</text:span></text:span><text:span text:style-name="T5"> class</text:span></text:p>
      <text:p text:style-name="P17">#include &lt;iostream&gt;</text:p>
      <text:p text:style-name="P1">#include &lt;istream&gt;</text:p>
      <text:p text:style-name="P1">#include &lt;ostream&gt;</text:p>
      <text:p text:style-name="P1"/>
      <text:p text:style-name="P1">#include "language.hpp"</text:p>
      <text:p text:style-name="P1"/>
      <text:p text:style-name="P1">int main()</text:p>
      <text:p text:style-name="P1">{</text:p>
      <text:p text:style-name="P1"><text:s text:c="3"/>language lang;</text:p>
      <text:p text:style-name="P1"><text:s text:c="3"/>while (true) {</text:p>
      <text:p text:style-name="P1"><text:s text:c="6"/>std::cout &lt;&lt; "What is your favorite programming language? ";</text:p>
      <text:p text:style-name="P1"><text:s text:c="6"/>std::cin &gt;&gt; lang;</text:p>
      <text:p text:style-name="P1"><text:s text:c="6"/>if (std::cin.good())</text:p>
      <text:p text:style-name="P1"><text:s text:c="6"/>{</text:p>
      <text:p text:style-name="P1"><text:s text:c="9"/>if (lang == language::high)</text:p>
      <text:p text:style-name="P1"><text:s text:c="12"/>lang = language::low;</text:p>
      <text:p text:style-name="P1"><text:s text:c="9"/>else</text:p>
      <text:p text:style-name="P1"><text:s text:c="12"/>++lang;</text:p>
      <text:p text:style-name="P1"><text:s text:c="9"/>std::cout &lt;&lt; "Have you considered " &lt;&lt; lang &lt;&lt; "?\n";</text:p>
      <text:p text:style-name="P1"><text:s text:c="9"/>return 0;</text:p>
      <text:p text:style-name="P1"><text:s text:c="6"/>}</text:p>
      <text:p text:style-name="P1"><text:soft-page-break/><text:s text:c="6"/>if (std::cin.fail())</text:p>
      <text:p text:style-name="P1"><text:s text:c="6"/>{</text:p>
      <text:p text:style-name="P1"><text:s text:c="9"/>std::cout &lt;&lt; "<text:change text:change-id="ct142831096"/><text:change-start text:change-id="ct175476200"/>Unknown<text:change-end text:change-id="ct175476200"/> language. Please choose one of the following:\n";</text:p>
      <text:p text:style-name="P1"><text:s text:c="9"/>for (language x(language::low); x != language::high; ++x)</text:p>
      <text:p text:style-name="P1"><text:s text:c="12"/>std::cout &lt;&lt; x &lt;&lt; ' ';</text:p>
      <text:p text:style-name="P1"><text:s text:c="9"/>std::cout &lt;&lt; language(language::high) &lt;&lt; '\n';</text:p>
      <text:p text:style-name="P1"><text:s text:c="9"/>std::cin.clear();</text:p>
      <text:p text:style-name="P1"><text:s text:c="6"/>}</text:p>
      <text:p text:style-name="P1"><text:s text:c="3"/>}</text:p>
      <text:p text:style-name="P19">}</text:p>
      <text:p text:style-name="Body_20_Text_20_Cont"><text:span text:style-name="T8">Writing the </text:span><text:span text:style-name="Code_20_Inline"><text:span text:style-name="T8">language</text:span></text:span><text:span text:style-name="T8"> class involves a certain amount of ugliness. Once it is written, however, you have a powerful type at your disposal, and you can customize it, enhance it, and improve it in any way you wish. Watch an expert C++ programmer, and you will see someone who is adept at hiding ugliness inside classes that are beautiful and elegant from the outside.</text:span></text:p>
      <text:p text:style-name="P12"><office:annotation><dc:creator>FWG</dc:creator><dc:date>2008-09-16T00:00:00</dc:date><text:p>writing an enumeration where the enumerators are NOt</text:p><text:p>consecutive but where you still want to</text:p><text:p>support increment/decrement operators is</text:p><text:p>even more fun :-)</text:p><text:p/><text:p>---- FWG, 09/16/2008, 01:40 ----</text:p><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Salutation" style:family="paragraph" style:parent-style-name="Standard" style:class="text">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2 - Enumerations</dc:title>
    <dc:subject>Exploring C++</dc:subject>
    <meta:initial-creator>Ray Lischner</meta:initial-creator>
    <meta:creation-date>2006-03-30T10:01:31</meta:creation-date>
    <dc:creator>Ray Lischner</dc:creator>
    <dc:date>2008-10-05T12:00:25</dc:date>
    <meta:editing-cycles>176</meta:editing-cycles>
    <meta:editing-duration>PT23H18M36S</meta:editing-duration>
    <meta:user-defined meta:name="codex-configfile">apress-cpp-dox.xml</meta:user-defined>
    <meta:user-defined meta:name="codex-chapter-number">62</meta:user-defined>
    <meta:user-defined meta:name="Info 4"/>
    <meta:user-defined meta:name="codex-doxygen"/>
    <meta:document-statistic meta:table-count="0" meta:image-count="0" meta:object-count="0" meta:page-count="13" meta:paragraph-count="427" meta:word-count="3937" meta:character-count="25505"/>
  </office:meta>
</office:document-meta>
</file>